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justify" style:justify-single-word="false" fo:break-before="auto" fo:break-after="auto" style:writing-mode="rl-tb"/>
    </style:style>
    <style:style style:name="P2" style:family="paragraph" style:parent-style-name="Standard">
      <style:paragraph-properties fo:text-align="end" style:justify-single-word="false" fo:break-before="auto" fo:break-after="auto" style:writing-mode="rl-tb"/>
    </style:style>
    <style:style style:name="P3" style:family="paragraph" style:parent-style-name="Standard">
      <style:paragraph-properties fo:line-height="100%" fo:text-align="end" style:justify-single-word="false" fo:break-before="auto" fo:break-after="auto" style:writing-mode="rl-tb"/>
    </style:style>
    <style:style style:name="P4" style:family="paragraph" style:parent-style-name="Standard">
      <style:paragraph-properties fo:text-align="center" style:justify-single-word="false" fo:break-before="auto" fo:break-after="auto" style:writing-mode="rl-tb"/>
    </style:style>
    <style:style style:name="P5" style:family="paragraph" style:parent-style-name="Standard">
      <style:paragraph-properties fo:margin-left="1.27cm" fo:margin-right="1.27cm" fo:text-align="justify" style:justify-single-word="false" fo:text-indent="0cm" style:auto-text-indent="false" fo:break-before="auto" fo:break-after="auto" style:writing-mode="rl-tb"/>
    </style:style>
    <style:style style:name="P6" style:family="paragraph" style:parent-style-name="Standard">
      <style:paragraph-properties fo:margin-left="1.27cm" fo:margin-right="0cm" fo:margin-top="0cm" fo:margin-bottom="0cm" fo:line-height="115%" fo:text-align="justify" style:justify-single-word="false" fo:text-indent="0cm" style:auto-text-indent="false" fo:break-before="auto" fo:break-after="auto" style:writing-mode="rl-tb"/>
    </style:style>
    <style:style style:name="P7" style:family="paragraph" style:parent-style-name="Standard">
      <style:paragraph-properties fo:margin-left="1.27cm" fo:margin-right="0cm" fo:margin-top="0cm" fo:margin-bottom="0cm" fo:line-height="115%" fo:text-align="end" style:justify-single-word="false" fo:text-indent="0cm" style:auto-text-indent="false" fo:break-before="auto" fo:break-after="auto" style:writing-mode="rl-tb"/>
    </style:style>
    <style:style style:name="P8" style:family="paragraph" style:parent-style-name="Standard">
      <style:paragraph-properties fo:margin-left="1.27cm" fo:margin-right="0cm" fo:text-align="end" style:justify-single-word="false" fo:text-indent="0cm" style:auto-text-indent="false" fo:break-before="auto" fo:break-after="auto" style:writing-mode="rl-tb"/>
    </style:style>
    <style:style style:name="P9" style:family="paragraph" style:parent-style-name="Standard">
      <style:paragraph-properties fo:margin-left="1.27cm" fo:margin-right="0cm" fo:text-align="justify" style:justify-single-word="false" fo:text-indent="0cm" style:auto-text-indent="false" fo:break-before="auto" fo:break-after="auto" style:writing-mode="rl-tb"/>
    </style:style>
    <style:style style:name="P10" style:family="paragraph" style:parent-style-name="Standard">
      <style:paragraph-properties fo:margin-left="1.27cm" fo:margin-right="0cm" fo:text-align="justify" style:justify-single-word="false" fo:text-indent="0cm" style:auto-text-indent="false" style:writing-mode="rl-tb"/>
    </style:style>
    <style:style style:name="P11"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writing-mode="rl-tb"/>
    </style:style>
    <style:style style:name="P12"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rl-tb"/>
    </style:style>
    <style:style style:name="P13"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rl-tb"/>
      <style:text-properties fo:font-size="18pt" style:font-size-asian="18pt" style:font-size-complex="18pt"/>
    </style:style>
    <style:style style:name="P14" style:family="paragraph" style:parent-style-name="Standard">
      <style:paragraph-properties fo:margin-left="0cm" fo:margin-right="0cm" fo:margin-top="0cm" fo:margin-bottom="0cm" fo:line-height="115%" fo:text-align="justify" style:justify-single-word="false" fo:text-indent="0cm" style:auto-text-indent="false" style:writing-mode="rl-tb"/>
    </style:style>
    <style:style style:name="P15" style:family="paragraph" style:parent-style-name="Standard">
      <style:paragraph-properties fo:margin-left="0cm" fo:margin-right="0cm" fo:margin-top="0cm" fo:margin-bottom="0.353cm" fo:line-height="115%" fo:text-align="start" style:justify-single-word="false" fo:text-indent="0cm" style:auto-text-indent="false" fo:break-before="auto" fo:break-after="auto"/>
    </style:style>
    <style:style style:name="P16" style:family="paragraph" style:parent-style-name="Standard">
      <style:paragraph-properties fo:margin-left="0cm" fo:margin-right="0cm" fo:margin-top="0cm" fo:margin-bottom="0.353cm" fo:line-height="115%" fo:text-align="end" style:justify-single-word="false" fo:text-indent="0cm" style:auto-text-indent="false" fo:break-before="auto" fo:break-after="auto" style:writing-mode="rl-tb"/>
    </style:style>
    <style:style style:name="P17" style:family="paragraph" style:parent-style-name="Standard">
      <style:paragraph-properties fo:margin-left="0cm" fo:margin-right="0cm" fo:text-align="justify" style:justify-single-word="false" fo:text-indent="0cm" style:auto-text-indent="false" style:writing-mode="rl-tb"/>
    </style:style>
    <style:style style:name="P18" style:family="paragraph" style:parent-style-name="Standard">
      <style:paragraph-properties fo:margin-left="0cm" fo:margin-right="0cm" fo:text-align="end" style:justify-single-word="false" fo:text-indent="0cm" style:auto-text-indent="false" style:writing-mode="rl-tb"/>
    </style:style>
    <style:style style:name="P19" style:family="paragraph" style:parent-style-name="Standard">
      <style:paragraph-properties fo:margin-left="0cm" fo:margin-right="0cm" fo:text-align="end" style:justify-single-word="false" fo:text-indent="0cm" style:auto-text-indent="false" style:writing-mode="rl-tb"/>
      <style:text-properties fo:font-size="14pt" style:font-size-asian="14pt" style:font-size-complex="14pt"/>
    </style:style>
    <style:style style:name="P20" style:family="paragraph" style:parent-style-name="Standard">
      <style:paragraph-properties fo:margin-left="0cm" fo:margin-right="0cm" fo:text-align="end" style:justify-single-word="false" fo:text-indent="0cm" style:auto-text-indent="false" fo:break-before="auto" fo:break-after="auto" style:writing-mode="rl-tb"/>
    </style:style>
    <style:style style:name="P21" style:family="paragraph" style:parent-style-name="Standard">
      <style:paragraph-properties fo:margin-left="0cm" fo:margin-right="0cm" fo:text-align="justify" style:justify-single-word="false" fo:text-indent="0cm" style:auto-text-indent="false" fo:break-before="auto" fo:break-after="auto" style:writing-mode="rl-tb"/>
    </style:style>
    <style:style style:name="P22" style:family="paragraph" style:parent-style-name="Standard">
      <style:paragraph-properties fo:margin-left="0cm" fo:margin-right="0cm" fo:text-align="end" style:justify-single-word="false" fo:text-indent="0cm" style:auto-text-indent="false" fo:break-before="auto" fo:break-after="auto" style:writing-mode="rl-tb"/>
      <style:text-properties fo:font-weight="bold" style:font-weight-asian="bold" style:font-weight-complex="bold"/>
    </style:style>
    <style:style style:name="P23" style:family="paragraph" style:parent-style-name="Standard">
      <style:paragraph-properties fo:margin-left="0cm" fo:margin-right="0cm" fo:line-height="100%" fo:text-align="end" style:justify-single-word="false" fo:text-indent="0cm" style:auto-text-indent="false" fo:break-before="auto" fo:break-after="auto" style:writing-mode="rl-tb"/>
    </style:style>
    <style:style style:name="P24" style:family="paragraph" style:parent-style-name="Standard">
      <style:paragraph-properties fo:text-align="justify" style:justify-single-word="false" style:writing-mode="rl-tb"/>
    </style:style>
    <style:style style:name="P25" style:family="paragraph" style:parent-style-name="Standard" style:list-style-name="LS6">
      <style:paragraph-properties fo:margin-left="0cm" fo:margin-right="0cm" fo:margin-top="0cm" fo:margin-bottom="0cm" fo:text-align="justify" style:justify-single-word="false" fo:text-indent="0cm" style:auto-text-indent="false" fo:break-before="auto" fo:break-after="auto" style:writing-mode="rl-tb"/>
    </style:style>
    <style:style style:name="P26" style:family="paragraph" style:parent-style-name="Standard" style:list-style-name="LS7">
      <style:paragraph-properties fo:margin-left="0cm" fo:margin-right="0cm" fo:margin-top="0cm" fo:margin-bottom="0cm" fo:text-align="justify" style:justify-single-word="false" fo:text-indent="0cm" style:auto-text-indent="false" fo:break-before="auto" fo:break-after="auto" style:writing-mode="rl-tb"/>
    </style:style>
    <style:style style:name="P27" style:family="paragraph" style:parent-style-name="Standard" style:list-style-name="LS1">
      <style:paragraph-properties fo:margin-left="0cm" fo:margin-right="0cm" fo:margin-top="0cm" fo:margin-bottom="0cm" fo:text-align="end" style:justify-single-word="false" fo:text-indent="0cm" style:auto-text-indent="false" fo:break-before="auto" fo:break-after="auto" style:writing-mode="rl-tb"/>
    </style:style>
    <style:style style:name="P28" style:family="paragraph" style:parent-style-name="Standard">
      <style:paragraph-properties fo:margin-left="0cm" fo:margin-right="0cm" fo:margin-top="0cm" fo:margin-bottom="0cm" fo:line-height="115%" fo:text-align="justify" style:justify-single-word="false" fo:text-indent="0cm" style:auto-text-indent="false" fo:break-before="auto" fo:break-after="auto" style:writing-mode="rl-tb"/>
    </style:style>
    <style:style style:name="P29" style:family="paragraph" style:parent-style-name="Standard">
      <style:paragraph-properties fo:margin-left="0cm" fo:margin-right="0cm" fo:text-align="justify" style:justify-single-word="false" fo:text-indent="0cm" style:auto-text-indent="false" style:writing-mode="rl-tb"/>
    </style:style>
    <style:style style:name="P30" style:family="paragraph" style:parent-style-name="Standard">
      <style:paragraph-properties fo:margin-left="0cm" fo:margin-right="0cm" fo:text-align="justify" style:justify-single-word="false" fo:text-indent="0cm" style:auto-text-indent="false" fo:break-before="auto" fo:break-after="auto" style:writing-mode="rl-tb"/>
    </style:style>
    <style:style style:name="P31" style:family="paragraph" style:parent-style-name="Standard">
      <style:paragraph-properties fo:margin-left="0cm" fo:margin-right="0cm" fo:margin-top="0cm" fo:margin-bottom="0.353cm" fo:line-height="115%" fo:text-align="end" style:justify-single-word="false" fo:text-indent="0cm" style:auto-text-indent="false" fo:break-before="auto" fo:break-after="auto" style:writing-mode="rl-tb"/>
    </style:style>
    <style:style style:name="P32" style:family="paragraph" style:parent-style-name="Standard" style:list-style-name="LS8">
      <style:paragraph-properties fo:margin-left="1.27cm" fo:margin-right="0cm" fo:margin-top="0cm" fo:margin-bottom="0cm" fo:line-height="115%" fo:text-align="end" style:justify-single-word="false" fo:text-indent="0cm" style:auto-text-indent="false" fo:break-before="auto" fo:break-after="auto" style:writing-mode="rl-tb"/>
    </style:style>
    <style:style style:name="P33" style:family="paragraph" style:parent-style-name="Standard">
      <style:paragraph-properties fo:margin-left="1.27cm" fo:margin-right="0cm" fo:text-align="justify" style:justify-single-word="false" fo:text-indent="0cm" style:auto-text-indent="false" fo:break-before="auto" fo:break-after="auto" style:writing-mode="rl-tb"/>
    </style:style>
    <style:style style:name="P34" style:family="paragraph" style:parent-style-name="Standard">
      <style:paragraph-properties fo:text-align="justify" style:justify-single-word="false" fo:break-before="auto" fo:break-after="auto" style:writing-mode="rl-tb"/>
    </style:style>
    <style:style style:name="T1" style:family="text">
      <style:text-properties fo:font-size="18pt" style:font-size-asian="18pt" style:font-size-complex="18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4pt" style:font-size-asian="14pt" style:font-size-complex="14pt"/>
    </style:style>
    <style:style style:name="T4" style:family="text">
      <style:text-properties fo:font-weight="bold" style:font-weight-asian="bold" style:font-weight-complex="bold"/>
    </style:style>
    <style:style style:name="T5" style:family="text">
      <style:text-properties fo:font-size="10pt" style:font-size-asian="10pt" style:font-size-complex="10pt"/>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none" fo:font-weight="bold" style:font-weight-asian="bold" style:font-weight-complex="bold"/>
    </style:style>
    <style:style style:name="T8" style:family="text">
      <style:text-properties fo:font-size="12pt" fo:font-weight="bold" style:font-size-asian="12pt" style:font-weight-asian="bold" style:font-size-complex="12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Default_20_Paragraph_20_Font"><text:span text:style-name="T2">נבואות מאחרי פסוקים במשלי</text:span></text:span></text:p>
      <text:p text:style-name="P4"><text:span text:style-name="Default_20_Paragraph_20_Font"><text:span text:style-name="T3">אראל סגל הלוי</text:span></text:span></text:p>
      <text:p text:style-name="P2"/>
      <text:p text:style-name="P12"><text:span text:style-name="Default_20_Paragraph_20_Font"><text:span text:style-name="T1">פרק ז</text:span></text:span></text:p>
      <text:p text:style-name="P5"><text:span text:style-name="Default_20_Paragraph_20_Font">הוֹלֵךְ אַחֲרֶיהָ פִּתְאֹם, כְּשׁוֹר אֶל טָבַח יָבוֹא, וּכְעֶכֶס אֶל מוּסַר אֱוִיל (משלי ז', כב</text:span><text:span text:style-name="Default_20_Paragraph_20_Font">).</text:span></text:p>
      <text:p text:style-name="P21"><text:span text:style-name="Default_20_Paragraph_20_Font"/></text:p>
      <text:p text:style-name="P17"><text:span text:style-name="Default_20_Paragraph_20_Font">הפסוק משתמש בדימויים שונים כדי לתאר את הנער המתפתה ללכת אחרי אישה נואפת. מה משמעות הדימוי האחרון </text:span><text:span text:style-name="Default_20_Paragraph_20_Font"><text:span text:style-name="T4">כעכס אל מוסר אויל?</text:span></text:span></text:p>
      <text:p text:style-name="P22"/>
      <text:p text:style-name="P21"><text:span text:style-name="Default_20_Paragraph_20_Font">1. לפי חלק מהמפרשים, </text:span><text:span text:style-name="Default_20_Paragraph_20_Font"><text:span text:style-name="T4">עכס</text:span></text:span><text:span text:style-name="Default_20_Paragraph_20_Font"> הוא נחש: "כנחש, הממהר לרוץ בשליחות הקב"ה </text:span><text:span text:style-name="Default_20_Paragraph_20_Font"><text:span text:style-name="T4">לייסר האויל</text:span></text:span><text:span text:style-name="Default_20_Paragraph_20_Font">, המחוייב למקום ברוך הוא, כן זה רץ אחריה עד שנכשל בה" (רש"י, וכן <text:s/>מצודות, מלבי"ם). אולם, כאשר אנו רואים נחש, איננו רואים שהוא </text:span><text:span text:style-name="Default_20_Paragraph_20_Font">הולך לייסר רשע, ולכן אין זה ברור מה מוסיף לנו דימוי זה. לכאורה מטרתו של דימוי היא להמחיש רעיון מופשט, ולכן קשה להניח שהחכם השתמש כאן בדימוי שהוא עצמו אינו מוחשי</text:span><text:span text:style-name="Default_20_Paragraph_20_Font">.</text:span></text:p>
      <text:p text:style-name="P2"/>
      <text:p text:style-name="P21"><text:span text:style-name="Default_20_Paragraph_20_Font">2. השורש </text:span><text:span text:style-name="Default_20_Paragraph_20_Font"><text:span text:style-name="T4">עכס</text:span></text:span><text:span text:style-name="Default_20_Paragraph_20_Font"> נזכר בנבואת תוכחה של ישעיהו</text:span><text:span text:style-name="Default_20_Paragraph_20_Font">:</text:span></text:p>
      <text:p text:style-name="P5"><text:span text:style-name="Default_20_Paragraph_20_Font">וַיֹּאמֶר ה': יַעַן כִּי גָבְהוּ בְּנוֹת צִיּוֹן, וַתֵּלַכְנָה נטוות [נְטוּיוֹת קרי] גָּרוֹן וּמְשַׂקְּרוֹת עֵינָיִם, הָלוֹךְ וְטָפֹף תֵּלַכְנָה, וּבְרַגְלֵיהֶם </text:span><text:span text:style-name="Default_20_Paragraph_20_Font"><text:span text:style-name="T4">תְּעַכַּסְנָה</text:span></text:span><text:span text:style-name="Default_20_Paragraph_20_Font">... בַּיּוֹם הַהוּא יָסִיר ד' אֵת תִּפְאֶרֶת </text:span><text:span text:style-name="Default_20_Paragraph_20_Font"><text:span text:style-name="T4">הָעֲכָסִים</text:span></text:span><text:span text:style-name="Default_20_Paragraph_20_Font"> וְהַשְּׁבִיסִים וְהַשַּׂהֲרֹנִים... (ישעיהו ג', טז-יח</text:span><text:span text:style-name="Default_20_Paragraph_20_Font">).</text:span></text:p>
      <text:p text:style-name="P21"><text:span text:style-name="Default_20_Paragraph_20_Font">נראה שהעֶכֶס הוא תכשיט מפואר שעונדים על הרגל, והוא מתנועע כאשר מניעים את הרגל. ישעיהו מאשים את הנשים, שהן מנענעות את התכשיטים שעל רגליהן, כדי שינצנצו וימשכו תשומת-לב</text:span><text:span text:style-name="Default_20_Paragraph_20_Font">.</text:span></text:p>
      <text:p text:style-name="P1"><text:span text:style-name="Default_20_Paragraph_20_Font">כמה מפרשים הסתמכו על פסוקים אלה, ופירשו שהעכס הוא שרשרת מברזל - בספר ישעיהו השרשרת משמשת כתכשיט, אך בפסוקנו בספר משלי היא משמשת ככֶּבֶל מאסר - כבל שבו אוסרים את האויל:</text:span></text:p>
      <text:p text:style-name="P10"><text:span text:style-name="Default_20_Paragraph_20_Font">כעכס, שהאויל קשה להביא רגלו בו, כן הוא קשה להביאו אל מוסר <text:s/>(אבן עזרא</text:span><text:span text:style-name="Default_20_Paragraph_20_Font"><text:note text:id="ftn1" text:note-class="footnote"><text:note-citation>1</text:note-citation><text:note-body><text:p text:style-name="P17"><text:span text:style-name="Default_20_Paragraph_20_Font">ודומה לזה פירש פרופ' מרדכי זר כבוד ב"דעת מקרא" על הפסוק, בשם המאירי.</text:span></text:p></text:note-body></text:note></text:span><text:span text:style-name="Default_20_Paragraph_20_Font">)</text:span></text:p>
      <text:p text:style-name="P17"><text:span text:style-name="Default_20_Paragraph_20_Font">או כבל שבו יצרני התכשיטים משכנעים את האשה לקשור בו את עצמה:</text:span></text:p>
      <text:p text:style-name="P10"><text:span text:style-name="Default_20_Paragraph_20_Font">כמו הנשים, שיבואו במהירות אל העכס, לחשבם כי יתקשטו בו, ולא ירגישו כי הוא מוכן למאסרם, ר"ל לקשור אותם באופן שלא יוכל להם ללכת, כי לא יוכלו להרחיב צעדיהם... (רלב"ג על הפסוק).</text:span></text:p>
      <text:p text:style-name="P17"><text:span text:style-name="Default_20_Paragraph_20_Font">אולם, לפי שני הפירושים הללו ההקבלה אינה שלמה, כי בספר ישעיהו העכס מציין תכשיט ולא כבל מאסר.</text:span></text:p>
      <text:p text:style-name="P20"/>
      <text:p text:style-name="P21"><text:span text:style-name="Default_20_Paragraph_20_Font">3. ניתן לפרש, שהנער בפסוקנו אכן נמשל לתכשיט, שנצמד לרגליה של האישה ומתנועע כאשר האישה הולכת. הנער אינו בטוח בעצמו, יש לו ייסורי מצפון, ולכן הוא מתנועע הלוך ושוב - מתרחק ממנה ושוב מתקרב אליה, רוצה להתנתק ממנה אך אינו יכול - הוא קשור אליה בליבו כמו התכשיטים שהיא עונדת על רגליה.</text:span></text:p>
      <text:p text:style-name="P1"><text:span text:style-name="Default_20_Paragraph_20_Font">לפי זה יש לפרש, שהמילה </text:span><text:span text:style-name="Default_20_Paragraph_20_Font"><text:span text:style-name="T4">אֱוִיל</text:span></text:span><text:span text:style-name="Default_20_Paragraph_20_Font"> מתייחסת לנער - הנער האויל (השטחי, חסר היכולת לחשוב) הולך אחרי האישה הזונה, כמו </text:span><text:span text:style-name="Default_20_Paragraph_20_Font"><text:span text:style-name="T4">שור</text:span></text:span><text:span text:style-name="Default_20_Paragraph_20_Font"> שהולך </text:span><text:span text:style-name="Default_20_Paragraph_20_Font"><text:span text:style-name="T4">לטבח</text:span></text:span><text:span text:style-name="Default_20_Paragraph_20_Font">, וכמו </text:span><text:span text:style-name="Default_20_Paragraph_20_Font"><text:span text:style-name="T4">עֶכֶס. </text:span></text:span><text:span text:style-name="Default_20_Paragraph_20_Font">המילה </text:span><text:span text:style-name="Default_20_Paragraph_20_Font"><text:span text:style-name="T4">מוסר</text:span></text:span><text:span text:style-name="Default_20_Paragraph_20_Font"> כאן משמעה כמו "מוֹסרוֹת" או "מאסר", כמו בפסוקים:</text:span></text:p>
      <text:p text:style-name="P5"><text:span text:style-name="Default_20_Paragraph_20_Font">וְעַתָּה אַל תִּתְלוֹצָצוּ פֶּן יֶחְזְקוּ </text:span><text:span text:style-name="Default_20_Paragraph_20_Font"><text:span text:style-name="T4">מוֹסְרֵיכֶם <text:s text:c="13"/></text:span></text:span><text:span text:style-name="Default_20_Paragraph_20_Font"><text:s/>(ישעיהו כ"ח, כב</text:span><text:span text:style-name="Default_20_Paragraph_20_Font">).</text:span></text:p>
      <text:p text:style-name="P5"><text:span text:style-name="Default_20_Paragraph_20_Font">התפתחו [הִתְפַּתְּחִי קרי] </text:span><text:span text:style-name="Default_20_Paragraph_20_Font"><text:span text:style-name="T4">מוֹסְרֵי</text:span></text:span><text:span text:style-name="Default_20_Paragraph_20_Font"> צַוָּארֵךְ שְׁבִיָּה בַּת צִיּוֹן <text:s/>(ישעיהו נ"ב, ב</text:span><text:span text:style-name="Default_20_Paragraph_20_Font">).</text:span></text:p>
      <text:p text:style-name="P2"/>
      <text:p text:style-name="P21"><text:span text:style-name="Default_20_Paragraph_20_Font">הנער כביכול </text:span><text:span text:style-name="Default_20_Paragraph_20_Font"><text:span text:style-name="T4">אסור,</text:span></text:span><text:span text:style-name="Default_20_Paragraph_20_Font"> כבול וקשור אל האישה מרוב תאוותו. שלמה המלך כבר הזהיר במקום אחר מפני אישה כזאת, הגורמת לאנשים חוטאים להיקשר אליה</text:span><text:span text:style-name="Default_20_Paragraph_20_Font">:</text:span></text:p>
      <text:p text:style-name="P5"><text:span text:style-name="Default_20_Paragraph_20_Font">וּמוֹצֶא אֲנִי מַר מִמָּוֶת אֶת הָאִשָּׁה, אֲשֶׁר הִיא מְצוֹדִים וַחֲרָמִים לִבָּהּ, </text:span><text:span text:style-name="Default_20_Paragraph_20_Font"><text:span text:style-name="T4">אֲסוּרִים</text:span></text:span><text:span text:style-name="Default_20_Paragraph_20_Font"> יָדֶיהָ; טוֹב לִפְנֵי הָאֱלֹהִים יִמָּלֵט מִמֶּנָּה, וְחוֹטֵא יִלָּכֶד בָּהּ <text:s text:c="4"/>(קהלת ז', כו</text:span><text:span text:style-name="Default_20_Paragraph_20_Font">).</text:span></text:p>
      <text:p text:style-name="P21"><text:span text:style-name="Default_20_Paragraph_20_Font">אם כך, פירוש הביטוי עֶכֶס אֶל מוּסַר הוא "תכשיט שלוקחים אותו כדי לאסור ולכבול אותו לרגל", ופירוש הפסוק כולו הוא: "הנער </text:span><text:span text:style-name="Default_20_Paragraph_20_Font"><text:span text:style-name="T4">הולך אחריה פתאום</text:span></text:span><text:span text:style-name="Default_20_Paragraph_20_Font">, כמו </text:span><text:span text:style-name="Default_20_Paragraph_20_Font"><text:span text:style-name="T4">שור</text:span></text:span><text:span text:style-name="Default_20_Paragraph_20_Font"> שבא לשחיטה, וכמו </text:span><text:span text:style-name="Default_20_Paragraph_20_Font"><text:span text:style-name="T4">עכס</text:span></text:span><text:span text:style-name="Default_20_Paragraph_20_Font"> שנלקח לקשירה - כי הוא </text:span><text:span text:style-name="Default_20_Paragraph_20_Font"><text:span text:style-name="T4">אויל</text:span></text:span><text:span text:style-name="Default_20_Paragraph_20_Font">".</text:span></text:p>
      <text:p text:style-name="P1"><text:span text:style-name="Default_20_Paragraph_20_Font">לפי כל הפירושים, מטרת המשל היא להודיע לנערים, שלא יהיו להם אשליות - שלא יחשבו שהם יכולים להתקרב אל הפיתוי ואז להתרחק ממנו בלי פגע. ברגע שמתקרבים - הפיתוי הוא כל-כך גדול, שהוא קושר את הנער אל האישה כמו תכשיט שנקשר לרגל, ואינו יכול להתנתק ממנה. והמסקנה המעשית - בפסוקים הבאים: "וְעַתָּה, בָנִים, שִׁמְעו לִי, וְהַקְשִׁיבוּ לְאִמְרֵי פִי: אַל יֵשְׂטְ אֶל דְּרָכֶיהָ לִבֶּךָ, אַל תֵּתַע בִּנְתִיבוֹתֶיהָ" (משלי ז', כד-כה).</text:span></text:p>
      <text:p text:style-name="P19"><text:span text:style-name="Default_20_Paragraph_20_Font"><text:span text:style-name="T3"/></text:span></text:p>
      <text:p text:style-name="P12"><text:span text:style-name="Default_20_Paragraph_20_Font"><text:span text:style-name="T1"/></text:span></text:p>
      <text:p text:style-name="P21"><text:span text:style-name="Default_20_Paragraph_20_Font"><text:span text:style-name="T1">פרק יד</text:span></text:span></text:p>
      <text:p text:style-name="P21"><text:span text:style-name="Default_20_Paragraph_20_Font"><text:span text:style-name="T3">פסוק ג</text:span></text:span></text:p>
      <text:p text:style-name="P9"><text:span text:style-name="Default_20_Paragraph_20_Font">בְּפִי אֱוִיל חֹטֶר גַּאֲוָה, וְשִׂפְתֵי חֲכָמִים תִּשְׁמוּרֵם <text:s text:c="10"/>(משלי י"ד, ג</text:span><text:span text:style-name="Default_20_Paragraph_20_Font">).</text:span></text:p>
      <text:p text:style-name="P1"><text:soft-page-break/></text:p>
      <text:p text:style-name="P21"><text:span text:style-name="Default_20_Paragraph_20_Font">הפסוק מגנה את סגנון הדיבור היהיר, האופייני לאויל. המשמעות המדויקת של הפסוק תלויה בפירוש המילה </text:span><text:span text:style-name="Default_20_Paragraph_20_Font"><text:span text:style-name="T4">חֹטֶר</text:span></text:span><text:span text:style-name="Default_20_Paragraph_20_Font">:</text:span></text:p>
      <text:p text:style-name="P21"/>
      <text:p text:style-name="P1"><text:span text:style-name="Default_20_Paragraph_20_Font">1. </text:span><text:span text:style-name="Default_20_Paragraph_20_Font"><text:span text:style-name="T4">חוטר</text:span></text:span><text:span text:style-name="Default_20_Paragraph_20_Font"> = מקל שמכים בו - משל לאלימות מילולית. </text:span><text:span text:style-name="Default_20_Paragraph_20_Font"><text:span text:style-name="T4">האויל מתגאה</text:span></text:span><text:span text:style-name="Default_20_Paragraph_20_Font"> בכוחו ומאיים באלימות: "להכות למי שיעבור על דבריו במקלו" (הגאון מווילנה על אתר); אולם </text:span><text:span text:style-name="Default_20_Paragraph_20_Font"><text:span text:style-name="T4">החכמים</text:span></text:span><text:span text:style-name="Default_20_Paragraph_20_Font"> אינם נגררים למאבק מילולי עם האויל; </text:span><text:span text:style-name="Default_20_Paragraph_20_Font"><text:span text:style-name="T4">השפתיים</text:span></text:span><text:span text:style-name="Default_20_Paragraph_20_Font"> השותקות שלהם </text:span><text:span text:style-name="Default_20_Paragraph_20_Font"><text:span text:style-name="T4">שומרות</text:span></text:span><text:span text:style-name="Default_20_Paragraph_20_Font"> עליהם מהמחלוקת</text:span><text:span text:style-name="Default_20_Paragraph_20_Font">. </text:span></text:p>
      <text:p text:style-name="P1"/>
      <text:p text:style-name="P1"><text:span text:style-name="Default_20_Paragraph_20_Font">2. </text:span><text:span text:style-name="Default_20_Paragraph_20_Font"><text:span text:style-name="T4">חוטר</text:span></text:span><text:span text:style-name="Default_20_Paragraph_20_Font"> = ענף - משל לתוצאה טבעית והכרחית, כמו שהענף הוא תוצאה טבעית של השורש. בליבו של </text:span><text:span text:style-name="Default_20_Paragraph_20_Font"><text:span text:style-name="T4">האויל</text:span></text:span><text:span text:style-name="Default_20_Paragraph_20_Font"> ישנן מחשבות של גאוה, וכתוצאה הכרחית, נוצרים דיבורים של </text:span><text:span text:style-name="Default_20_Paragraph_20_Font"><text:span text:style-name="T4">גאוה בפיו</text:span></text:span><text:span text:style-name="Default_20_Paragraph_20_Font">: "שורש הגאוה - בלב הכסיל, והענף - בפיו... ולא ייתכן לענף מבלי שיישא פרי, והפרי הוא דברי הגאוה והבוז" (ר' יונה גירונדי על אתר). אולם </text:span><text:span text:style-name="Default_20_Paragraph_20_Font"><text:span text:style-name="T4">החכמים</text:span></text:span><text:span text:style-name="Default_20_Paragraph_20_Font"> הרגילו את עצמם לדבר בענוה, ו</text:span><text:span text:style-name="Default_20_Paragraph_20_Font"><text:span text:style-name="T4">השפתיים</text:span></text:span><text:span text:style-name="Default_20_Paragraph_20_Font"> שלהם </text:span><text:span text:style-name="Default_20_Paragraph_20_Font"><text:span text:style-name="T4">שומרות</text:span></text:span><text:span text:style-name="Default_20_Paragraph_20_Font"> עליהם מדברי גאוה</text:span><text:span text:style-name="Default_20_Paragraph_20_Font">.</text:span></text:p>
      <text:p text:style-name="P1"/>
      <text:p text:style-name="P1"><text:span text:style-name="Default_20_Paragraph_20_Font">3. </text:span><text:span text:style-name="Default_20_Paragraph_20_Font"><text:span text:style-name="T4">חוטר</text:span></text:span><text:span text:style-name="Default_20_Paragraph_20_Font"> = חטוטרת - משל לדבר בולט. </text:span><text:span text:style-name="Default_20_Paragraph_20_Font"><text:span text:style-name="T4">גאוותו</text:span></text:span><text:span text:style-name="Default_20_Paragraph_20_Font"> של </text:span><text:span text:style-name="Default_20_Paragraph_20_Font"><text:span text:style-name="T4">האויל</text:span></text:span><text:span text:style-name="Default_20_Paragraph_20_Font"> גלויה לעין כל מתוך דברי </text:span><text:span text:style-name="Default_20_Paragraph_20_Font"><text:span text:style-name="T4">פיו</text:span></text:span><text:span text:style-name="Default_20_Paragraph_20_Font">: "וגאוותו בולטת מפיו כחטוטרת היוצא מן האילן" (מלבי"ם). האויל מדבר דברי ספקנות וכפירה הנובעים מתוך ההנחה שהוא יכול להבין הכל, ומה שהוא לא מבין - לא קיים; הדיבור הזה מעיד על גאוה. אבל </text:span><text:span text:style-name="Default_20_Paragraph_20_Font"><text:span text:style-name="T4">שפתי חכמים</text:span></text:span><text:span text:style-name="Default_20_Paragraph_20_Font"> מכירות במגבלות הידע האנושי, והן </text:span><text:span text:style-name="Default_20_Paragraph_20_Font"><text:span text:style-name="T4">שומרות</text:span></text:span><text:span text:style-name="Default_20_Paragraph_20_Font"> על החכמים מדיבורים כאלה</text:span><text:span text:style-name="Default_20_Paragraph_20_Font">.</text:span></text:p>
      <text:p text:style-name="P1"/>
      <text:p text:style-name="P1"><text:span text:style-name="Default_20_Paragraph_20_Font">4. </text:span><text:span text:style-name="Default_20_Paragraph_20_Font"><text:span text:style-name="T4">חוטר</text:span></text:span><text:span text:style-name="Default_20_Paragraph_20_Font"> = מנהיגות וממשלה, כמו המילים הדומות שֵׁבֶט, מַטֶּה. המושל </text:span><text:span text:style-name="Default_20_Paragraph_20_Font"><text:span text:style-name="T4">האויל</text:span></text:span><text:span text:style-name="Default_20_Paragraph_20_Font"> מנהיג <text:s/></text:span><text:span text:style-name="Default_20_Paragraph_20_Font"><text:span text:style-name="T4">בגאוה</text:span></text:span><text:span text:style-name="Default_20_Paragraph_20_Font"> ומזלזל בנתיניו, אבל המושלים </text:span><text:span text:style-name="Default_20_Paragraph_20_Font"><text:span text:style-name="T4">החכמים</text:span></text:span><text:span text:style-name="Default_20_Paragraph_20_Font"> מנהיגים בנחת, </text:span><text:span text:style-name="Default_20_Paragraph_20_Font"><text:span text:style-name="T4">ושפתיהם</text:span></text:span><text:span text:style-name="Default_20_Paragraph_20_Font"> המדברות בנועם עוזרות להם </text:span><text:span text:style-name="Default_20_Paragraph_20_Font"><text:span text:style-name="T4">לשמור</text:span></text:span><text:span text:style-name="Default_20_Paragraph_20_Font"> על שלטונם (ע"פ דעת מקרא</text:span><text:span text:style-name="Default_20_Paragraph_20_Font">).</text:span></text:p>
      <text:p text:style-name="P1"/>
      <text:p text:style-name="P1"><text:span text:style-name="Default_20_Paragraph_20_Font">הפסוק שלנו ניצב ברקע אחת מנבואות הגאולה הידועות, כפי שניתן לראות מהמילים המקבילות המודגשות</text:span><text:span text:style-name="Default_20_Paragraph_20_Font">:</text:span></text:p>
      <text:p text:style-name="P9"><text:span text:style-name="Default_20_Paragraph_20_Font">וְיָצָא </text:span><text:span text:style-name="Default_20_Paragraph_20_Font"><text:span text:style-name="T4">חֹטֶר</text:span></text:span><text:span text:style-name="Default_20_Paragraph_20_Font"> מִגֵּזַע יִשָׁי, וְנֵצֶר מִשָּׁרָשָׁיו יִפְרֶה.</text:span><text:a xlink:type="simple" xlink:href="http://he.wikisource.org/wiki/קטגוריה:ישעיהו_יא_ב"><text:span text:style-name="Default_20_Paragraph_20_Font"> </text:span></text:a><text:span text:style-name="Default_20_Paragraph_20_Font">וְנָחָה עָלָיו רוּחַ ה', רוּחַ </text:span><text:span text:style-name="Default_20_Paragraph_20_Font"><text:span text:style-name="T4">חָכְמָה</text:span></text:span><text:span text:style-name="Default_20_Paragraph_20_Font"> וּבִינָה, רוּחַ עֵצָה וּגְבוּרָה, רוּחַ דַּעַת וְיִרְאַת ה'.</text:span><text:a xlink:type="simple" xlink:href="http://he.wikisource.org/wiki/קטגוריה:ישעיהו_יא_ג"><text:span text:style-name="Default_20_Paragraph_20_Font"> </text:span></text:a><text:span text:style-name="Default_20_Paragraph_20_Font">וַהֲרִיחוֹ בְּיִרְאַת ה', וְלֹא לְמַרְאֵה עֵינָיו יִשְׁפּוֹט, וְלֹא לְמִשְׁמַע אָזְנָיו יוֹכִיחַ.</text:span><text:a xlink:type="simple" xlink:href="http://he.wikisource.org/wiki/קטגוריה:ישעיהו_יא_ד"><text:span text:style-name="Default_20_Paragraph_20_Font"> </text:span></text:a><text:span text:style-name="Default_20_Paragraph_20_Font">וְשָׁפַט בְּצֶדֶק דַּלִּים, וְהוֹכִיחַ בְּמִישׁוֹר </text:span><text:span text:style-name="Default_20_Paragraph_20_Font"><text:span text:style-name="T4">לְעַנְוֵי</text:span></text:span><text:span text:style-name="Default_20_Paragraph_20_Font"> אָרֶץ; וְהִכָּה אֶרֶץ בְּשֵׁבֶט </text:span><text:span text:style-name="Default_20_Paragraph_20_Font"><text:span text:style-name="T4">פִּיו</text:span></text:span><text:span text:style-name="Default_20_Paragraph_20_Font">, וּבְרוּחַ </text:span><text:span text:style-name="Default_20_Paragraph_20_Font"><text:span text:style-name="T4">שְׂפָתָיו</text:span></text:span><text:span text:style-name="Default_20_Paragraph_20_Font"> יָמִית רָשָׁע.</text:span><text:a xlink:type="simple" xlink:href="http://he.wikisource.org/wiki/קטגוריה:ישעיהו_יא_ה"><text:span text:style-name="Default_20_Paragraph_20_Font"> </text:span></text:a><text:span text:style-name="Default_20_Paragraph_20_Font">וְהָיָה צֶדֶק אֵזוֹר מָתְנָיו, וְהָאֱמוּנָה אֵזוֹר חֲלָצָיו. וְגָר זְאֵב עִם כֶּבֶשׂ, וְנָמֵר עִם גְּדִי יִרְבָּץ... <text:s text:c="24"/>(ישעיהו י"א, א-ו</text:span><text:span text:style-name="Default_20_Paragraph_20_Font">).</text:span></text:p>
      <text:p text:style-name="P1"/>
      <text:p text:style-name="P1"><text:span text:style-name="Default_20_Paragraph_20_Font">הנביא ישעיהו מצייר את המשיח כניגוד לאויל בפסוקנו. ניתן לפרש את הניגוד לפי כל אחד מהפירושים למעלה</text:span><text:span text:style-name="Default_20_Paragraph_20_Font">: </text:span></text:p>
      <text:p text:style-name="P1"/>
      <text:p text:style-name="P1"><text:span text:style-name="Default_20_Paragraph_20_Font">1. בניגוד לאויל, המכה מתוך גאוה, המשיח יגן על הענוים ויכה את הרשעים בתוכחות תקיפות. כתוצאה מכך תתבטל האלימות בעולם כולו, ואף בין החיות</text:span><text:span text:style-name="Default_20_Paragraph_20_Font">. </text:span></text:p>
      <text:p text:style-name="P1"/>
      <text:p text:style-name="P1"><text:span text:style-name="Default_20_Paragraph_20_Font">2. בניגוד לאויל, שליבו מלא במידות רעות המתבטאות בדברי פיו, ליבו של המשיח יהיה מלא ברוח ה' ובמידות טובות, תוצאה טבעית של שושלת מלכי בית דוד המחוברים אל ה</text:span><text:span text:style-name="Default_20_Paragraph_20_Font">'.</text:span></text:p>
      <text:p text:style-name="P1"/>
      <text:p text:style-name="P1"><text:span text:style-name="Default_20_Paragraph_20_Font">3. בניגוד לאויל, המבליט את גאוותו, אצל המשיח לא תהיה חשיבות למראה עיניים,</text:span><text:a xlink:type="simple" xlink:href="http://tora.us.fm/tnk1/prqim/t1011.htm#3"><text:span text:style-name="Default_20_Paragraph_20_Font"> </text:span></text:a><text:span text:style-name="Default_20_Paragraph_20_Font">"וַהֲרִיחוֹ בְּיִרְאַת ה', וְלֹא לְמַרְאֵה עֵינָיו יִשְׁפּוֹט וְלֹא לְמִשְׁמַע אָזְנָיו יוֹכִיחַ". <text:s/>בניגוד לאויל, הכופר בה', המשיח יבליט את הצדק והאמונה,</text:span><text:a xlink:type="simple" xlink:href="http://tora.us.fm/tnk1/prqim/t1011.htm#5"><text:span text:style-name="Default_20_Paragraph_20_Font"> </text:span></text:a><text:span text:style-name="Default_20_Paragraph_20_Font">"וְהָיָה צֶדֶק אֵזוֹר מָתְנָיו, וְהָאֱמוּנָה אֵזוֹר חֲלָצָיו</text:span><text:span text:style-name="Default_20_Paragraph_20_Font">".</text:span></text:p>
      <text:p text:style-name="P1"/>
      <text:p text:style-name="P1"><text:span text:style-name="Default_20_Paragraph_20_Font">4. בניגוד לפסוק שלנו, בו המושל הוא אויל, בימות המשיח המושל יהיה מלא ב"רוח </text:span><text:span text:style-name="Default_20_Paragraph_20_Font"><text:span text:style-name="T4">חכמה</text:span></text:span><text:span text:style-name="Default_20_Paragraph_20_Font"> ובינה". נבואת ישעיהו מסמלת את העברת מקל השלטון מהמושל האויל לידי המושל החכם</text:span><text:span text:style-name="Default_20_Paragraph_20_Font">.</text:span></text:p>
      <text:p text:style-name="P21"/>
      <text:p text:style-name="P17"/>
      <text:p text:style-name="P21"><text:span text:style-name="Default_20_Paragraph_20_Font"><text:span text:style-name="T1">פרק טו</text:span></text:span></text:p>
      <text:p text:style-name="P21"><text:span text:style-name="Default_20_Paragraph_20_Font"><text:span text:style-name="T3">פסוק ח</text:span></text:span></text:p>
      <text:p text:style-name="P9"><text:span text:style-name="Default_20_Paragraph_20_Font">זֶבַח רְשָׁעִים תּוֹעֲבַת ה', וּתְפִלַּת יְשָׁרִים רְצוֹנוֹ <text:s text:c="2"/>(משלי ט"ו, ח).</text:span></text:p>
      <text:p text:style-name="P21"><text:span text:style-name="Default_20_Paragraph_20_Font">הפסוק מסביר, שיחסו של ה' אל הזבחים והתפילות תלוי באישיותם של הזובחים והמתפללים: ה' מתעב זבחים של אנשים רשעים, ורוצה בתפילות <text:s/>של אנשים ישרים. עיקרון פשוט זה יכול להסביר פרשות רבות בתנ"ך:</text:span></text:p>
      <text:p text:style-name="P1"/>
      <text:p text:style-name="Standard"><text:span text:style-name="Default_20_Paragraph_20_Font">א. "...וַיִּשַׁע ה' אֶל הֶבֶל וְאֶל מִנְחָתוֹ; וְאֶל קַיִן וְאֶל מִנְחָתוֹ לֹא שָׁעָה..." (בראשית ד', ד-ה) - מדוע קיבל ה' את מנחתו של הבל ולא את של קין? לפי ספר משלי, כנראה הסיבה היא שקין היה רשע והבל היה ישר. הסבר זה נתמך גם בפסוק עצמו: לא נאמר "וישע ה' אל </text:span><text:span text:style-name="Default_20_Paragraph_20_Font"><text:span text:style-name="T4">מנחתו של הבל</text:span></text:span><text:span text:style-name="Default_20_Paragraph_20_Font"> ואל </text:span><text:span text:style-name="Default_20_Paragraph_20_Font"><text:span text:style-name="T4">מנחתו של קין </text:span></text:span><text:span text:style-name="Default_20_Paragraph_20_Font">לא שעה", אלא "וישע ה' אל </text:span><text:span text:style-name="Default_20_Paragraph_20_Font"><text:span text:style-name="T4">הבל ואל מנחתו </text:span></text:span><text:span text:style-name="Default_20_Paragraph_20_Font">ואל </text:span><text:span text:style-name="Default_20_Paragraph_20_Font"><text:span text:style-name="T4">קין ואל מנחתו </text:span></text:span><text:span text:style-name="Default_20_Paragraph_20_Font">לא שעה", כלומר, קודם-כל ה' החליט לפנות אל הבל ולא אל קין, ורק מתוך כך פנה אל מנחתו של הבל ולא אל של קין (זאת בניגוד לדעת רש"י, שפירש שהקרבן עצמו היה פחות טוב). כך למשל, יש שהסבירו </text:span><text:soft-page-break/><text:span text:style-name="Default_20_Paragraph_20_Font">שקין נדחה כי השקפת העולם שלו היתה שגויה</text:span><text:note text:id="ftn24" text:note-class="footnote"><text:note-citation>1</text:note-citation><text:note-body><text:p text:style-name="Footnote"><text:span text:style-name="Default_20_Paragraph_20_Font"><text:span text:style-name="T5"><text:s/>ר' יוסף אלבו, ספר העיקרים ג טו</text:span></text:span></text:p></text:note-body></text:note><text:span text:style-name="Default_20_Paragraph_20_Font">, יש שהסבירו שהוא נדחה בגלל גאוותו</text:span><text:note text:id="ftn25" text:note-class="footnote"><text:note-citation>2</text:note-citation><text:note-body><text:p text:style-name="Footnote"><text:span text:style-name="Default_20_Paragraph_20_Font"><text:span text:style-name="T5"><text:s/>"קין בא בגסות הרוח, והבל בא בנמיכות הרוח" (ר' יהודה, זוהר חדש יט ב).</text:span></text:span></text:p></text:note-body></text:note><text:span text:style-name="Default_20_Paragraph_20_Font">, ויש שהסבירו שהוא נדחה בגלל נטייתו לעצלנות ולגזל - המתבטאת בכך שהביא מן ההפקר, "מפרי האדמה", ולא מפרי אדמתו שיגע בה</text:span><text:note text:id="ftn26" text:note-class="footnote"><text:note-citation>3</text:note-citation><text:note-body><text:p text:style-name="P16"><text:span text:style-name="Default_20_Paragraph_20_Font"><text:span text:style-name="T5"><text:s/>אברהם קורמן, "פיענוח פרשיות" א; מובא גם בספר חמ"י גבריהו, הוצאת החברה לחקר המקרא.</text:span></text:span></text:p></text:note-body></text:note><text:span text:style-name="Default_20_Paragraph_20_Font">.</text:span></text:p>
      <text:p text:style-name="P12"/>
      <text:p text:style-name="P1"><text:span text:style-name="Default_20_Paragraph_20_Font">ב. " וְהָיָה כִּי יֶחֱטָא וְאָשֵׁם, וְהֵשִׁיב אֶת הַגְּזֵלָה... וְאֶת אֲשָׁמוֹ יָבִיא לה'... " (ויקרא ה', כג-כו) - אדם שיש לו חוב לרעהו, ונשבע שאינו חייב לו כלום, עבר שתי עבירות - בין אדם לחברו (גזל) ובין אדם למקום (שבועת שקר); על-פי התורה, הוא צריך קודם לתקן את העבירה כלפי רעהו ולהחזיר את החוב, ורק אחר-כך לתקן את העבירה כלפי ה' ולהביא קרבן. כל עוד לא החזיר את החוב, הוא נחשב רשע, והקרבן שלו נחשב "</text:span><text:span text:style-name="Default_20_Paragraph_20_Font"><text:span text:style-name="T4">זבח רשעים תועבה</text:span></text:span><text:span text:style-name="Default_20_Paragraph_20_Font">".</text:span></text:p>
      <text:p text:style-name="P12"/>
      <text:p text:style-name="Standard"><text:span text:style-name="Default_20_Paragraph_20_Font">ג. "לֹא תוֹסִיפוּ הָבִיא מִנְחַת שָׁוְא, קְטֹרֶת </text:span><text:span text:style-name="Default_20_Paragraph_20_Font"><text:span text:style-name="T7">תּוֹעֵבָה</text:span></text:span><text:span text:style-name="Default_20_Paragraph_20_Font"> הִיא לִי, חֹדֶשׁ וְשַׁבָּת קְרֹא מִקְרָא, לֹא אוּכַל </text:span><text:span text:style-name="Default_20_Paragraph_20_Font"><text:span text:style-name="T4">אָוֶן</text:span></text:span><text:span text:style-name="Default_20_Paragraph_20_Font"> וַעֲצָרָה" (ישעיהו א', יג) - בני ישראל בימי ישעיהו היו רשעים, כמו שהוא מפרט בתוכחתו, ולכן ה' תיעב את המנחות, הקטורת וההתאספות במקדש בחודשים ושבתות. כל העבודות הללו נועדו לקרב את האדם אל ה', וכשהאדם רשע, ה' אינו מעוניין שהאדם יתקרב אליו.</text:span></text:p>
      <text:p text:style-name="P17"><text:span text:style-name="Default_20_Paragraph_20_Font"><text:span text:style-name="T3"/></text:span></text:p>
      <text:p text:style-name="P1"><text:span text:style-name="Default_20_Paragraph_20_Font"><text:span text:style-name="T3"/></text:span></text:p>
      <text:p text:style-name="P21"><text:span text:style-name="Default_20_Paragraph_20_Font"><text:span text:style-name="T3">פסוק כו</text:span></text:span></text:p>
      <text:p text:style-name="P9"><text:span text:style-name="Default_20_Paragraph_20_Font">תּוֹעֲבַת ה' מַחְשְׁבוֹת רָע, וּטְהֹרִים אִמְרֵי נֹעַם <text:s/>(משלי ט"ו, כו</text:span><text:span text:style-name="Default_20_Paragraph_20_Font">).</text:span></text:p>
      <text:p text:style-name="P21"><text:span text:style-name="Default_20_Paragraph_20_Font">מקובל לפרש, שהטהרה מציינת כֵּנוּת, והפסוק כולו מגנה את הצביעות ומשבח את הכנות: "</text:span><text:span text:style-name="Default_20_Paragraph_20_Font"><text:span text:style-name="T4">[תועבת ה'] מחשבות רע</text:span></text:span><text:span text:style-name="Default_20_Paragraph_20_Font"> - המדבר רכות ומחשבותיו לרעה. ו... ראויים </text:span><text:span text:style-name="Default_20_Paragraph_20_Font"><text:span text:style-name="T4">אמרי נועם</text:span></text:span><text:span text:style-name="Default_20_Paragraph_20_Font"> להיות </text:span><text:span text:style-name="Default_20_Paragraph_20_Font"><text:span text:style-name="T4">טהורים</text:span></text:span><text:span text:style-name="Default_20_Paragraph_20_Font">, מבלי תערובות מחשבה רעה" (מצודת דוד על הפסוק). אולם פירוש זה קשה מכמה בחינות:</text:span></text:p>
      <text:list xml:id="list1963760807" text:style-name="LS6">
        <text:list-item>
          <text:p text:style-name="P25"><text:span text:style-name="Default_20_Paragraph_20_Font">הביטוי </text:span><text:span text:style-name="Default_20_Paragraph_20_Font"><text:span text:style-name="T4">מחשבות רע</text:span></text:span><text:span text:style-name="Default_20_Paragraph_20_Font"> מציין כל אדם החושב רע על רעהו, ולא דווקא אדם צבוע המדבר רכות</text:span><text:span text:style-name="Default_20_Paragraph_20_Font">;</text:span></text:p>
        </text:list-item>
        <text:list-item>
          <text:p text:style-name="P25"><text:span text:style-name="Default_20_Paragraph_20_Font">מבחינה דקדוקית, המשפט </text:span><text:span text:style-name="Default_20_Paragraph_20_Font"><text:span text:style-name="T4">טהורים אמרי נועם</text:span></text:span><text:span text:style-name="Default_20_Paragraph_20_Font"> מתאר את מה שקיים (אמרי נועם הם טהורים), ולא את מה שראוי להיות</text:span><text:span text:style-name="Default_20_Paragraph_20_Font">.</text:span></text:p>
        </text:list-item>
        <text:list-item>
          <text:p text:style-name="P25"><text:span text:style-name="Default_20_Paragraph_20_Font">המציאות מראה שלפעמים, אדם החושב רע על רעהו ומשתדל בכל-זאת לדבר איתו בנעימות, גורם גם לרעהו להתנהג כלפיו בנעימות, וכך מתקן את היחסים ביניהם</text:span><text:span text:style-name="Default_20_Paragraph_20_Font">.</text:span></text:p>
        </text:list-item>
      </text:list>
      <text:p text:style-name="P1"/>
      <text:p text:style-name="P1"><text:span text:style-name="Default_20_Paragraph_20_Font">לענ"ד יש להבין את הפסוק בעזרת הקבלה לנבואה של זכריה</text:span><text:span text:style-name="Default_20_Paragraph_20_Font">:</text:span></text:p>
      <text:p text:style-name="P9"><text:span text:style-name="Default_20_Paragraph_20_Font">הֲלוֹא אֶת הַדְּבָרִים אֲשֶׁר קָרָא ה' בְּיַד הַנְּבִיאִים הָרִאשֹׁנִים, בִּהְיוֹת יְרוּשָׁלִַם יֹשֶׁבֶת וּשְׁלֵוָה וְעָרֶיהָ סְבִיבֹתֶיהָ, וְהַנֶּגֶב וְהַשְּׁפֵלָה יֹשֵׁב... כֹּה אָמַר ה' צְבָאוֹת לֵאמֹר: מִשְׁפַּט אֱמֶת שְׁפֹטוּ, וְחֶסֶד וְרַחֲמִים עֲשׂוּ אִישׁ אֶת אָחִיו; וְאַלְמָנָה וְיָתוֹם גֵּר וְעָנִי אַל תַּעֲשֹׁקוּ, </text:span><text:span text:style-name="Default_20_Paragraph_20_Font"><text:span text:style-name="T4">וְרָעַת אִישׁ אָחִיו אֶל תַּחְשְׁבוּ בִּלְבַבְכֶם</text:span></text:span><text:span text:style-name="Default_20_Paragraph_20_Font"> <text:s/>(זכריה ז', ז-י</text:span><text:span text:style-name="Default_20_Paragraph_20_Font">).</text:span></text:p>
      <text:p text:style-name="P9"><text:span text:style-name="Default_20_Paragraph_20_Font">אֵלֶּה הדְּבַרים אֲשֶׁר תעשו... </text:span><text:span text:style-name="Default_20_Paragraph_20_Font"><text:span text:style-name="T4">וְאִישׁ אֶת רָעַת רֵעֵהוּ אַל תַּחְשְׁבוּ בִּלְבַבְכֶם</text:span></text:span><text:span text:style-name="Default_20_Paragraph_20_Font">... כִּי אֶת כָּל אַלה אֲשֶׁר </text:span><text:span text:style-name="Default_20_Paragraph_20_Font"><text:span text:style-name="T4">שָׂנֵאֶתִי נְאֻם ה'</text:span></text:span><text:span text:style-name="Default_20_Paragraph_20_Font"> <text:s text:c="4"/>(זכריה ח', יז-יט</text:span><text:span text:style-name="Default_20_Paragraph_20_Font">).</text:span></text:p>
      <text:p text:style-name="P1"><text:span text:style-name="Default_20_Paragraph_20_Font">הנבואת מקבילה לפסוקנו מכמה בחינות:</text:span></text:p>
      <text:list xml:id="list508999769" text:style-name="LS7">
        <text:list-item>
          <text:p text:style-name="P26"><text:span text:style-name="Default_20_Paragraph_20_Font">הפסוק שלנו מגנה את המחשבות הרעות וטוען שהם מתועבות על ה'. גם זכריה מגנה את המחשבות הרעות ומדגיש שהן שנואות על ה</text:span><text:span text:style-name="Default_20_Paragraph_20_Font">'.</text:span></text:p>
        </text:list-item>
        <text:list-item>
          <text:p text:style-name="P26"><text:span text:style-name="Default_20_Paragraph_20_Font">הפסוק שלנו מדבר על </text:span><text:span text:style-name="Default_20_Paragraph_20_Font"><text:span text:style-name="T4">טהרה</text:span></text:span><text:span text:style-name="Default_20_Paragraph_20_Font">, מושג המזכיר את בית המקדש. גם נבואת זכריה נאמרה בקשר לאבל על חורבן בית המקדש. אנשים שאלו את זכריה אם צריך להמשיך ולהתאבל למרות שבית המקדש כבר נבנה; זכריה אמר, שמבחינת ה', אין זה חשוב אם מתאבלים או לא, העיקר שמקיימים את ההנחיות שה' נתן לנביאים הראשונים, שאחת מהן היא, לא לחשוב רע על הזולת</text:span><text:span text:style-name="Default_20_Paragraph_20_Font">.</text:span></text:p>
        </text:list-item>
        <text:list-item>
          <text:p text:style-name="P26"><text:span text:style-name="Default_20_Paragraph_20_Font">רמז נוסף נמצא בפסוק הקודם בספר משלי: "</text:span><text:span text:style-name="Default_20_Paragraph_20_Font"><text:span text:style-name="T4">בֵּית</text:span></text:span><text:span text:style-name="Default_20_Paragraph_20_Font"> גֵּאִים יִסַּח ה', וְיַצֵּב גְּבוּל </text:span><text:span text:style-name="Default_20_Paragraph_20_Font"><text:span text:style-name="T4">אַלְמָנָה</text:span></text:span><text:span text:style-name="Default_20_Paragraph_20_Font">" (משלי ט"ו, כה). ה' הורס בית שבעליו גאים, כדי לחזק את גבולה של האלמנה. גם נבואת זכריה, שהבאנו למעלה, מדגישה את חשיבות היחס ההוגן ל"ואלמנה ויתום, גר ועני", כתנאי לקיומו של הבית</text:span><text:span text:style-name="Default_20_Paragraph_20_Font">.</text:span></text:p>
        </text:list-item>
      </text:list>
      <text:p text:style-name="P21"><text:span text:style-name="Default_20_Paragraph_20_Font">מכאן אפשר להבין את משמעות הפסוק ואת הקשר בין שני חצאיו. שני חצאי הפסוק מדברים על ריחוק מה' וקירבה מה': החצי הראשון מדבר על </text:span><text:span text:style-name="Default_20_Paragraph_20_Font"><text:span text:style-name="T4">תועבת ה'</text:span></text:span><text:span text:style-name="Default_20_Paragraph_20_Font"> - מושג מקביל לטומאה וריחוק; ה' מתעב ומרחיק מביתו את האנשים </text:span><text:span text:style-name="Default_20_Paragraph_20_Font"><text:span text:style-name="T4">החושבים רע</text:span></text:span><text:span text:style-name="Default_20_Paragraph_20_Font"> על הזולת. החצי השני מדובר על </text:span><text:span text:style-name="Default_20_Paragraph_20_Font"><text:span text:style-name="T4">טהורים</text:span></text:span><text:span text:style-name="Default_20_Paragraph_20_Font"> - הראויים להתקרב ולהיכנס אל בית ה'; ה' מקרב אל ביתו את האנשים המדברים </text:span><text:span text:style-name="Default_20_Paragraph_20_Font"><text:span text:style-name="T4">אמרי נועם</text:span></text:span><text:span text:style-name="Default_20_Paragraph_20_Font"> אל החלשים - </text:span><text:span text:style-name="Default_20_Paragraph_20_Font"><text:span text:style-name="T4">וחסד ורחמים עשו איש את אחיו; ואלמנה ויתום גר ועני אל תעשקו</text:span></text:span><text:span text:style-name="Default_20_Paragraph_20_Font">. </text:span></text:p>
      <text:p text:style-name="P24"><text:span text:style-name="Default_20_Paragraph_20_Font">שלמה המלך, שבנה את בית המקדש, כתב בספרו גם את המפתח לקיומו של בית המקדש - להתרחק מ</text:span><text:span text:style-name="Default_20_Paragraph_20_Font"><text:span text:style-name="T4">מחשבות רע</text:span></text:span><text:span text:style-name="Default_20_Paragraph_20_Font"> ולהרבות ב</text:span><text:span text:style-name="Default_20_Paragraph_20_Font"><text:span text:style-name="T4">אמרי נועם</text:span></text:span><text:span text:style-name="Default_20_Paragraph_20_Font">.</text:span></text:p>
      <text:p text:style-name="P1"/>
      <text:p text:style-name="P21"/>
      <text:p text:style-name="P1"><text:span text:style-name="Default_20_Paragraph_20_Font"><text:span text:style-name="T1"/></text:span></text:p>
      <text:p text:style-name="P12"><text:soft-page-break/><text:span text:style-name="Default_20_Paragraph_20_Font"><text:span text:style-name="T1">פרק יח</text:span></text:span></text:p>
      <text:p text:style-name="P14"><text:span text:style-name="Default_20_Paragraph_20_Font"><text:span text:style-name="T3">פסוק יא</text:span></text:span></text:p>
      <text:p text:style-name="P6"><text:span text:style-name="Default_20_Paragraph_20_Font">הוֹן עָשִׁיר קִרְיַת עֻזּוֹ, וּכְחוֹמָה נִשְׂגָּבָה בְּמַשְׂכִּיתוֹ <text:s text:c="4"/>(משלי י"ח, יא</text:span><text:span text:style-name="Default_20_Paragraph_20_Font">).</text:span></text:p>
      <text:p text:style-name="P12"/>
      <text:p text:style-name="P12"><text:span text:style-name="Default_20_Paragraph_20_Font">1. יש שפירשו, שהפסוק מדבר על התועלת שבעושר</text:span><text:span text:style-name="Default_20_Paragraph_20_Font">:</text:span></text:p>
      <text:p text:style-name="P6"><text:span text:style-name="Default_20_Paragraph_20_Font"><text:span text:style-name="T8">הון</text:span></text:span><text:span text:style-name="Default_20_Paragraph_20_Font"><text:span text:style-name="T4"> העשיר</text:span></text:span><text:span text:style-name="Default_20_Paragraph_20_Font"> הוא לו </text:span><text:span text:style-name="Default_20_Paragraph_20_Font"><text:span text:style-name="T4">לקרית עוז</text:span></text:span><text:span text:style-name="Default_20_Paragraph_20_Font">, כי לפעמים יתחזק בו לפדות נפשו ממות... האוצר אשר בחדרי </text:span><text:span text:style-name="Default_20_Paragraph_20_Font"><text:span text:style-name="T4">משכיתו</text:span></text:span><text:span text:style-name="Default_20_Paragraph_20_Font"> היא לו </text:span><text:span text:style-name="Default_20_Paragraph_20_Font"><text:span text:style-name="T4">כחומה חזקה</text:span></text:span><text:span text:style-name="Default_20_Paragraph_20_Font"> <text:s/>(מצודת דוד על הפסוק</text:span><text:span text:style-name="Default_20_Paragraph_20_Font">).</text:span></text:p>
      <text:p text:style-name="P12"/>
      <text:p text:style-name="P12"><text:span text:style-name="Default_20_Paragraph_20_Font">2. אולם יש שפירשו, שהפסוק דווקא יוצא נגד האנשים הבוטחים בעושרם, ומסביר שהביטחון בעושר הוא דמיון בלבד</text:span><text:span text:style-name="Default_20_Paragraph_20_Font">:</text:span></text:p>
      <text:p text:style-name="P6"><text:span text:style-name="Default_20_Paragraph_20_Font">הנה, </text:span><text:span text:style-name="Default_20_Paragraph_20_Font"><text:span text:style-name="T4">ההון</text:span></text:span><text:span text:style-name="Default_20_Paragraph_20_Font"> הוא </text:span><text:span text:style-name="Default_20_Paragraph_20_Font"><text:span text:style-name="T4">לעשיר</text:span></text:span><text:span text:style-name="Default_20_Paragraph_20_Font"> כמו </text:span><text:span text:style-name="Default_20_Paragraph_20_Font"><text:span text:style-name="T4">קרית עוז, </text:span></text:span><text:span text:style-name="Default_20_Paragraph_20_Font">כי יבטח שיהיה לו לעוז לפי מחשבתו. ולפי </text:span><text:span text:style-name="Default_20_Paragraph_20_Font"><text:span text:style-name="T4">ראותו</text:span></text:span><text:span text:style-name="Default_20_Paragraph_20_Font">, הנה ההון הוא לו </text:span><text:span text:style-name="Default_20_Paragraph_20_Font"><text:span text:style-name="T4">כחומה נשגבה</text:span></text:span><text:span text:style-name="Default_20_Paragraph_20_Font">, כי בהונו ירצה הבאים להזיק לו. והנה, ההבדל בין זה העוז והעוז הקודם* הוא מבואר, כי העוז הקודם הוא עוז במוחלט, וזה העוז איננו עוז כי אם בדברים מה?.. ולזה לא יהיה ההון עוז כי אם למחשבת בעל ההון, לא לפי העניין בעצמו <text:s/>(רלב"ג על הפסוק</text:span><text:span text:style-name="Default_20_Paragraph_20_Font">).</text:span></text:p>
      <text:p text:style-name="P12"><text:span text:style-name="Default_20_Paragraph_20_Font">* "העוז הקודם" מתייחס לפסוק הקודם (פסוק י), הכולל ביטויים דומים לפסוק שלנו: בפסוק הקודם למדנו, ששם ה' הוא </text:span><text:span text:style-name="Default_20_Paragraph_20_Font"><text:span text:style-name="T4">מגדל עוז נשגב</text:span></text:span><text:span text:style-name="Default_20_Paragraph_20_Font"> עבור הצדיק; בפסוק הזה נאמר, שההון הוא </text:span><text:span text:style-name="Default_20_Paragraph_20_Font"><text:span text:style-name="T4">קריית עוז וחומה נשגבה</text:span></text:span><text:span text:style-name="Default_20_Paragraph_20_Font"> לעשיר, אבל רק במשכיתו - במחשבתו ודמיונו</text:span><text:span text:style-name="Default_20_Paragraph_20_Font">.</text:span></text:p>
      <text:p text:style-name="P12"/>
      <text:p text:style-name="P12"><text:span text:style-name="Default_20_Paragraph_20_Font">הקבלה לנבואה של ישעיהו מחזקת את הפירוש השני</text:span><text:note text:id="ftn5" text:note-class="footnote"><text:note-citation>1</text:note-citation><text:note-body><text:p text:style-name="P15"><text:span text:style-name="Default_20_Paragraph_20_Font">ע"פ שיעור הרב דוד קליר, שנמסר בתאריך ב' סיון ה'תשס"ו בבית-כנסת "אחוה" בקרית מוצקין</text:span><text:span text:style-name="Default_20_Paragraph_20_Font">.</text:span></text:p></text:note-body></text:note><text:span text:style-name="Default_20_Paragraph_20_Font">:</text:span></text:p>
      <text:p text:style-name="P6"><text:span text:style-name="Default_20_Paragraph_20_Font">בֵּית <text:s/>יַעֲקֹב! לְכוּ וְנֵלְכָה </text:span><text:span text:style-name="Default_20_Paragraph_20_Font"><text:span text:style-name="T4">בְּאוֹר ה'</text:span></text:span><text:span text:style-name="Default_20_Paragraph_20_Font">... וַתִּמָּלֵא אַרְצוֹ </text:span><text:span text:style-name="Default_20_Paragraph_20_Font"><text:span text:style-name="T4">כֶּסֶף וְזָהָב</text:span></text:span><text:span text:style-name="Default_20_Paragraph_20_Font">, וְאֵין קֵצֶה </text:span><text:span text:style-name="Default_20_Paragraph_20_Font"><text:span text:style-name="T4">לְאֹצְרֹתָיו</text:span></text:span><text:span text:style-name="Default_20_Paragraph_20_Font">... <text:s/>עֵינֵי גַּבְהוּת אָדָם שָׁפֵל, וְשַׁח רוּם אֲנָשִׁים; </text:span><text:span text:style-name="Default_20_Paragraph_20_Font"><text:span text:style-name="T4">וְנִשְׂגַּב</text:span></text:span><text:span text:style-name="Default_20_Paragraph_20_Font"> ה' לְבַדּוֹ בַּיּוֹם הַהוּא... כִּי יוֹם לה' צְבָאוֹת... וְעַל כָּל </text:span><text:span text:style-name="Default_20_Paragraph_20_Font"><text:span text:style-name="T4">מִגְדָּל</text:span></text:span><text:span text:style-name="Default_20_Paragraph_20_Font"> גָּבֹהַּ, וְעַל כָּל </text:span><text:span text:style-name="Default_20_Paragraph_20_Font"><text:span text:style-name="T4">חוֹמָה</text:span></text:span><text:span text:style-name="Default_20_Paragraph_20_Font"> בְצוּרָה... </text:span><text:span text:style-name="Default_20_Paragraph_20_Font"><text:span text:style-name="T4">וְנִשְׂגַּב</text:span></text:span><text:span text:style-name="Default_20_Paragraph_20_Font"> ה' לְבַדּוֹ בַּיּוֹם הַהוּא <text:s text:c="3"/>(ישעיהו ב', ה-טו</text:span><text:span text:style-name="Default_20_Paragraph_20_Font">).</text:span></text:p>
      <text:p text:style-name="P12"/>
      <text:p text:style-name="P12"><text:span text:style-name="Default_20_Paragraph_20_Font">ישעיהו מוכיח את האנשים הבוטחים בהונם - כסף זהב ואוצרות. הוא מוכיח גם את האנשים הבוטחים במגדלים ובחומות נשגבות. הוא טוען, שכל ההון והביצורים לא יועילו להם ביום ה', וביטחון אמיתי יהיה רק למי שילך באור ה', כמו שנאמר בפסוק הקודם "בו ירוץ צדיק ונשגב</text:span><text:span text:style-name="Default_20_Paragraph_20_Font">".</text:span></text:p>
      <text:p text:style-name="P12"/>
      <text:p text:style-name="P12"><text:span text:style-name="Default_20_Paragraph_20_Font">פסוקים רבים נוספים מביעים רעיון דומה, בספר משלי ובספרים אחרים</text:span><text:span text:style-name="Default_20_Paragraph_20_Font">:</text:span></text:p>
      <text:list xml:id="list273827420" text:style-name="LS1">
        <text:list-item>
          <text:p text:style-name="P27"><text:span text:style-name="Default_20_Paragraph_20_Font">לֹא יוֹעִיל הוֹן בְּיוֹם עֶבְרָה, וּצְדָקָה תַּצִּיל מִמָּוֶת <text:s/>(משלי י"א, ד</text:span><text:span text:style-name="Default_20_Paragraph_20_Font">).</text:span></text:p>
        </text:list-item>
        <text:list-item>
          <text:p text:style-name="P27"><text:span text:style-name="Default_20_Paragraph_20_Font">בּוֹטֵחַ בְּעָשְׁרוֹ הוּא יִפֹּל, וְכֶעָלֶה צַדִּיקִים יִפְרָחוּ (משלי י"א, כח</text:span><text:span text:style-name="Default_20_Paragraph_20_Font">).</text:span></text:p>
        </text:list-item>
        <text:list-item>
          <text:p text:style-name="P27"><text:span text:style-name="Default_20_Paragraph_20_Font">הַבֹּטְחִים עַל חֵילָם, וּבְרֹב עָשְׁרָם יִתְהַלָּלֹוּ.. <text:s/>אַל תִּירָא כִּי יַעֲשִׁר אִישׁ כִּי יִרְבֶּה כְּבוֹד בֵּיתוֹ (תהלים מ"ט, ז-יז</text:span><text:span text:style-name="Default_20_Paragraph_20_Font">).</text:span></text:p>
        </text:list-item>
        <text:list-item>
          <text:p text:style-name="P27"><text:span text:style-name="Default_20_Paragraph_20_Font">הִנֵּה הַגֶּבֶר לֹא יָשִׂים אֱלֹהִים מָעוּזּוֹ, וַיִּבְטַח בְּרֹב עָשְׁרוֹ - יָעֹז בְּהַוָּתוֹ (תהלים נ"ב, ט</text:span><text:span text:style-name="Default_20_Paragraph_20_Font">).</text:span></text:p>
        </text:list-item>
        <text:list-item>
          <text:p text:style-name="P27"><text:span text:style-name="Default_20_Paragraph_20_Font">גַּם כַּסְפָּם גַּם זְהָבָם לֹא יוּכַל לְהַצִּילָם בְּיוֹם עֶבְרַת ה', וּבְאֵשׁ קִנְאָתוֹ תֵּאָכֵל כָּל הָאָרֶץ... <text:s/>(צפניה א', יח</text:span><text:span text:style-name="Default_20_Paragraph_20_Font">)</text:span></text:p>
        </text:list-item>
      </text:list>
      <text:p text:style-name="P13"/>
      <text:p text:style-name="P21"><text:span text:style-name="Default_20_Paragraph_20_Font"><text:span text:style-name="T1">פרק יט</text:span></text:span></text:p>
      <text:p text:style-name="P12"><text:span text:style-name="Default_20_Paragraph_20_Font"><text:span text:style-name="T3">פסוק כה</text:span></text:span></text:p>
      <text:p text:style-name="P8"><text:span text:style-name="Default_20_Paragraph_20_Font">לֵץ תַּכֶּה - וּפֶתִי יַעְרִם, וְהוֹכִיחַ לְנָבוֹן יָבִין דָּעַת (משלי י"ט, כה</text:span><text:span text:style-name="Default_20_Paragraph_20_Font">).</text:span></text:p>
      <text:p text:style-name="P8"><text:span text:style-name="Default_20_Paragraph_20_Font">בַּעְנָשׁ לֵץ - יֶחְכַּם פֶּתִי, וּבְהַשְׂכִּיל לְחָכָם יִקַּח דָּעַת (משלי כ"א, יא</text:span><text:span text:style-name="Default_20_Paragraph_20_Font">).</text:span></text:p>
      <text:p text:style-name="P12"/>
      <text:p text:style-name="P12"><text:span text:style-name="Default_20_Paragraph_20_Font">שני הפסוקים מלמדים, שלפעמים יש להכות את הלץ, גם אם אין כל תקוה שהדבר ישפיע עליו לטובה (שהרי "יֹסֵר לֵץ - לֹקֵחַ לוֹ קָלוֹן", משלי ט', ז), כדי להרתיע את הפתי: כשמענישים את הלץ, הפתי מסיק מסקנות ונעשה חכם יותר</text:span><text:span text:style-name="Default_20_Paragraph_20_Font">.</text:span></text:p>
      <text:p text:style-name="P12"/>
      <text:p text:style-name="P12"><text:span text:style-name="Default_20_Paragraph_20_Font">הדבר נכון לא רק לגבי אנשים פרטיים אלא לגבי עמים, כדברי צפניה הנביא</text:span><text:span text:style-name="Default_20_Paragraph_20_Font">: </text:span></text:p>
      <text:p text:style-name="P6"><text:span text:style-name="Default_20_Paragraph_20_Font">הִכְרַתִּי גוֹיִם, נָשַׁמּוּ פִּנּוֹתָם; הֶחֱרַבְתִּי חוּצוֹתָם מִבְּלִי עוֹבֵר, נִצְדּוּ עָרֵיהֶם מִבְּלִי אִישׁ מֵאֵין יוֹשֵׁב. אָמַרְתִּי 'אַךְ תִּירְאִי אוֹתִי תִּקְחִי מוּסָר, וְלֹא יִכָּרֵת מְעוֹנָהּ כֹּל אֲשֶׁר פָּקַדְתִּי עָלֶיהָ'... <text:s text:c="8"/>(צפניה ג', ו-ז</text:span><text:span text:style-name="Default_20_Paragraph_20_Font">).</text:span></text:p>
      <text:p text:style-name="P12"/>
      <text:p text:style-name="P12"><text:span text:style-name="Default_20_Paragraph_20_Font">כאשר ה' מביא צרות על הגויים, אחת המטרות היא לאותת לעם ישראל שגם הם "על הכוונת", כדי שיקחו מוסר ויחכמו</text:span><text:span text:style-name="Default_20_Paragraph_20_Font">.</text:span></text:p>
      <text:p text:style-name="P12"/>
      <text:p text:style-name="P12"/>
      <text:p text:style-name="P12"><text:span text:style-name="Default_20_Paragraph_20_Font"><text:span text:style-name="T1">פרק כ</text:span></text:span></text:p>
      <text:p text:style-name="P12"><text:span text:style-name="Default_20_Paragraph_20_Font"><text:span text:style-name="T3">פסוק כז</text:span></text:span></text:p>
      <text:p text:style-name="P6"><text:span text:style-name="Default_20_Paragraph_20_Font"><text:span text:style-name="T4">נֵר</text:span></text:span><text:span text:style-name="Default_20_Paragraph_20_Font"> ה' נִשְׁמַת אָדָם, </text:span><text:span text:style-name="Default_20_Paragraph_20_Font"><text:span text:style-name="T4">חֹפֵשׂ</text:span></text:span><text:span text:style-name="Default_20_Paragraph_20_Font"> כָּל חַדְרֵי בָטֶן <text:s text:c="5"/>(משלי כ', כז</text:span><text:span text:style-name="Default_20_Paragraph_20_Font">).</text:span></text:p>
      <text:p text:style-name="P12"><text:soft-page-break/></text:p>
      <text:p text:style-name="P12"><text:span text:style-name="Default_20_Paragraph_20_Font">המשל בפסוק אינו ברור, ובפרט לא ברור מה הקשר בין הנר בחצי הראשון של הפסוק לבין החיפוש בחציו השני</text:span><text:span text:style-name="Default_20_Paragraph_20_Font">.</text:span></text:p>
      <text:p text:style-name="P12"/>
      <text:p text:style-name="P12"><text:span text:style-name="Default_20_Paragraph_20_Font">יש שפירשו, שהמילה נר אינה שם עצם אלא פועל, מלשון </text:span><text:span text:style-name="Default_20_Paragraph_20_Font"><text:span text:style-name="T4">ניר</text:span></text:span><text:span text:style-name="Default_20_Paragraph_20_Font">, על-משקל הפועל מֵת, ומשמעה כמו חָרַשׁ: ה' </text:span><text:span text:style-name="Default_20_Paragraph_20_Font"><text:span text:style-name="T4">נָר</text:span></text:span><text:span text:style-name="Default_20_Paragraph_20_Font">, חורש ובודק את נשמת האדם, ומחפש בכל חדרי בטנו</text:span><text:note text:id="ftn6" text:note-class="footnote"><text:note-citation>1</text:note-citation><text:note-body><text:p text:style-name="P16"><text:span text:style-name="Default_20_Paragraph_20_Font">ר' משה זיידל, "חקרי לשון" עמ' 30, מובא בפירוש דעת מקרא על הפסוק</text:span><text:span text:style-name="Default_20_Paragraph_20_Font">.</text:span></text:p></text:note-body></text:note><text:span text:style-name="Default_20_Paragraph_20_Font">.</text:span></text:p>
      <text:p text:style-name="P12"/>
      <text:p text:style-name="P12"><text:span text:style-name="Default_20_Paragraph_20_Font">אולם, הקבלה לפסוק אחר מחזקת דווקא את הפירוש המקובל למילה נר</text:span><text:span text:style-name="Default_20_Paragraph_20_Font">:</text:span></text:p>
      <text:p text:style-name="P6"><text:span text:style-name="Default_20_Paragraph_20_Font">וְהָיָה בָּעֵת הַהִיא </text:span><text:span text:style-name="Default_20_Paragraph_20_Font"><text:span text:style-name="T4">אֲחַפֵּשׂ</text:span></text:span><text:span text:style-name="Default_20_Paragraph_20_Font"> אֶת יְרוּשָׁלִַם </text:span><text:span text:style-name="Default_20_Paragraph_20_Font"><text:span text:style-name="T4">בַּנֵּרוֹת</text:span></text:span><text:span text:style-name="Default_20_Paragraph_20_Font">, וּפָקַדְתִּי עַל הָאֲנָשִׁים הַקֹּפְאִים עַל שִׁמְרֵיהֶם, הָאֹמְרִים בִּלְבָבָם לֹא יֵיטִיב ה' וְלֹא יָרֵעַ <text:s text:c="2"/>(צפניה א', יב</text:span><text:span text:style-name="Default_20_Paragraph_20_Font">).</text:span></text:p>
      <text:p text:style-name="P12"/>
      <text:p text:style-name="P1"><text:span text:style-name="Default_20_Paragraph_20_Font">מהפסוק בספר צפניה אנחנו לומדים, שנר הוא אמצעי המשמש לחיפוש; מהפסוק בספר משלי אנחנו לומדים, שחיפוש בעזרת נר הוא חיפוש מדוקדק, חיפוש שמוצא גם את הפירורים הקטנים ביותר בחורים ובסדקים. משני הפסוקים יחד למדו חכמי התלמוד, שיש לבצע את בדיקת החמץ בערב פסח דווקא בעזרת נר</text:span><text:note text:id="ftn7" text:note-class="footnote"><text:note-citation>2</text:note-citation><text:note-body><text:p text:style-name="P11"><text:span text:style-name="Default_20_Paragraph_20_Font">פסחים ז ע"ב</text:span><text:span text:style-name="Default_20_Paragraph_20_Font">.</text:span></text:p></text:note-body></text:note><text:span text:style-name="Default_20_Paragraph_20_Font">.</text:span></text:p>
      <text:p text:style-name="P12"/>
      <text:p text:style-name="P12"><text:span text:style-name="Default_20_Paragraph_20_Font">נחזור לפירוש הפסוק בספר משלי. הפסוק ממשיל את נשמת האדם ל</text:span><text:span text:style-name="Default_20_Paragraph_20_Font"><text:span text:style-name="T4">נר ה'</text:span></text:span><text:span text:style-name="Default_20_Paragraph_20_Font">, כלומר נר אלוהי, נר שה' ברא: "וַיִּיצֶר </text:span><text:span text:style-name="Default_20_Paragraph_20_Font"><text:span text:style-name="T4">ה'</text:span></text:span><text:span text:style-name="Default_20_Paragraph_20_Font"> אֱלֹהִים אֶת </text:span><text:span text:style-name="Default_20_Paragraph_20_Font"><text:span text:style-name="T4">הָאָדָם</text:span></text:span><text:span text:style-name="Default_20_Paragraph_20_Font"> עָפָר מִן הָאֲדָמָה, וַיִּפַּח בְּאַפָּיו </text:span><text:span text:style-name="Default_20_Paragraph_20_Font"><text:span text:style-name="T4">נִשְׁמַת</text:span></text:span><text:span text:style-name="Default_20_Paragraph_20_Font"> חַיִּים, וַיְהִי הָאָדָם לְנֶפֶשׁ חַיָּה" (בראשית ב', ז). גם המילה </text:span><text:span text:style-name="Default_20_Paragraph_20_Font"><text:span text:style-name="T4">אדם</text:span></text:span><text:span text:style-name="Default_20_Paragraph_20_Font"> בפסוקנו רומזת לפרשת בריאת האדם</text:span><text:span text:style-name="Default_20_Paragraph_20_Font">.</text:span></text:p>
      <text:p text:style-name="P12"/>
      <text:p text:style-name="P12"><text:span text:style-name="Default_20_Paragraph_20_Font">אותו נר</text:span><text:span text:style-name="Default_20_Paragraph_20_Font"><text:span text:style-name="T4"> חופש כל חדרי בטן</text:span></text:span><text:span text:style-name="Default_20_Paragraph_20_Font"> - מאפשר לאדם לחפש היטב בפנימיותו, ולגלות את כל הרגשות השליליים שלו ולבער אותם מתוכו, כמו חמץ לפני פסח</text:span><text:span text:style-name="Default_20_Paragraph_20_Font">.</text:span></text:p>
      <text:p text:style-name="P12"/>
      <text:p text:style-name="P12"><text:span text:style-name="Default_20_Paragraph_20_Font">אם נפרש את המילה </text:span><text:span text:style-name="Default_20_Paragraph_20_Font"><text:span text:style-name="T4">נשמה</text:span></text:span><text:span text:style-name="Default_20_Paragraph_20_Font"> במשמעות גשמית, "מלשון נשימה ונשיבת רוח"</text:span><text:note text:id="ftn8" text:note-class="footnote"><text:note-citation>3</text:note-citation><text:note-body><text:p text:style-name="P15"><text:span text:style-name="Default_20_Paragraph_20_Font">מצודת ציון על איוב כ"ו, ד</text:span><text:span text:style-name="Default_20_Paragraph_20_Font">.</text:span></text:p></text:note-body></text:note><text:span text:style-name="Default_20_Paragraph_20_Font">. נקבל עצה מעשית איך לבצע את אותה התבוננות פנימית: להתבונן פנימה יש לקחת </text:span><text:span text:style-name="Default_20_Paragraph_20_Font"><text:span text:style-name="T4">נשימות</text:span></text:span><text:span text:style-name="Default_20_Paragraph_20_Font"> עמוקות, נשימות החודרות אל </text:span><text:span text:style-name="Default_20_Paragraph_20_Font"><text:span text:style-name="T4">חדרי הבטן</text:span></text:span><text:span text:style-name="Default_20_Paragraph_20_Font">; כל נשימה כזאת מרגיעה אותנו ומאפשרת לנו להכיר טוב יותר את פנימיותנו</text:span><text:span text:style-name="Default_20_Paragraph_20_Font">.</text:span></text:p>
      <text:p text:style-name="P12"/>
      <text:p text:style-name="P12"/>
      <text:p text:style-name="P12"><text:span text:style-name="Default_20_Paragraph_20_Font"><text:span text:style-name="T1">פרק כא</text:span></text:span></text:p>
      <text:p text:style-name="P11"><text:span text:style-name="Default_20_Paragraph_20_Font"><text:span text:style-name="T3">פסוק יח</text:span></text:span></text:p>
      <text:p text:style-name="P7"><text:span text:style-name="Default_20_Paragraph_20_Font">כֹּפֶר לַצַּדִּיק רָשָׁע, וְתַחַת יְשָׁרִים בּוֹגֵד <text:s text:c="7"/>(משלי כ"א, יח</text:span><text:span text:style-name="Default_20_Paragraph_20_Font">).</text:span></text:p>
      <text:p text:style-name="P11"/>
      <text:p text:style-name="P11"><text:span text:style-name="Default_20_Paragraph_20_Font">לפי רוב המפרשים, הפסוק מתאר עיקרון שלפיו פועלת מידת הדין</text:span><text:span text:style-name="Default_20_Paragraph_20_Font">:</text:span></text:p>
      <text:p text:style-name="P7"><text:span text:style-name="Default_20_Paragraph_20_Font">אם נגזר מיתה על הצדיק ובטלה הגזירה, אין מדת הדין מתפייס עד כי יותן רשע לפדיון נפשו <text:s text:c="3"/>(מצודת דוד על הפסוק</text:span><text:span text:style-name="Default_20_Paragraph_20_Font">). </text:span></text:p>
      <text:p text:style-name="P11"/>
      <text:p text:style-name="P11"><text:span text:style-name="Default_20_Paragraph_20_Font">לכאורה יש כאן "חוק שימור האנרגיה השלילית" - כשתופעה שלילית מגיעה לעולם, היא חייבת לפגוע במישהו, וכדי שלא תפגע בצדיק, היא 'חייבת' לפגוע ברשע. האמנם קיים חוק כזה</text:span><text:span text:style-name="Default_20_Paragraph_20_Font">?</text:span></text:p>
      <text:p text:style-name="P11"/>
      <text:p text:style-name="P11"><text:span text:style-name="Default_20_Paragraph_20_Font">אפשר אולי להסביר את העניין בעזרת נבואה דומה של ישעיהו</text:span><text:span text:style-name="Default_20_Paragraph_20_Font">:</text:span></text:p>
      <text:p text:style-name="P7"><text:span text:style-name="Default_20_Paragraph_20_Font">כִּי אֲנִי ה' אֱלֹהֶיךָ, קְדוֹשׁ יִשְׂרָאֵל, מוֹשִׁיעֶךָ; נָתַתִּי </text:span><text:span text:style-name="Default_20_Paragraph_20_Font"><text:span text:style-name="T4">כָפְרְךָ</text:span></text:span><text:span text:style-name="Default_20_Paragraph_20_Font"> מִצְרַיִם, כּוּשׁ וּסְבָא </text:span><text:span text:style-name="Default_20_Paragraph_20_Font"><text:span text:style-name="T4">תַּחְתֶּיךָ</text:span></text:span><text:span text:style-name="Default_20_Paragraph_20_Font">. מֵאֲשֶׁר יָקַרְתָּ בְעֵינַי, נִכְבַּדְתָּ, וַאֲנִי אֲהַבְתִּיךָ; וְאֶתֵּן אָדָם </text:span><text:span text:style-name="Default_20_Paragraph_20_Font"><text:span text:style-name="T4">תַּחְתֶּיךָ</text:span></text:span><text:span text:style-name="Default_20_Paragraph_20_Font">, וּלְאֻמִּים </text:span><text:span text:style-name="Default_20_Paragraph_20_Font"><text:span text:style-name="T4">תַּחַת נַפְשֶׁךָ</text:span></text:span><text:span text:style-name="Default_20_Paragraph_20_Font"> <text:s text:c="2"/>(ישעיהו מ"ג, ג-ד</text:span><text:span text:style-name="Default_20_Paragraph_20_Font">).</text:span></text:p>
      <text:p text:style-name="P11"/>
      <text:p text:style-name="P11"><text:span text:style-name="Default_20_Paragraph_20_Font">מסתבר שהנביא מתייחס לאירועים בינלאומיים, כמו</text:span><text:span text:style-name="Default_20_Paragraph_20_Font">:</text:span></text:p>
      <text:list xml:id="list1759289610" text:style-name="LS8">
        <text:list-item>
          <text:p text:style-name="P32"><text:span text:style-name="Default_20_Paragraph_20_Font">"כֵּן יִנְהַג מֶלֶךְ אַשּׁוּר אֶת שְׁבִי מִצְרַיִם וְאֶת גָּלוּת </text:span><text:span text:style-name="Default_20_Paragraph_20_Font"><text:span text:style-name="T4">כּוּשׁ</text:span></text:span><text:span text:style-name="Default_20_Paragraph_20_Font">, נְעָרִים וּזְקֵנִים, עָרוֹם וְיָחֵף וַחֲשׂוּפַי שֵׁת עֶרְוַת מִצְרָיִם" (ישעיהו כ', ד</text:span><text:span text:style-name="Default_20_Paragraph_20_Font">).</text:span></text:p>
        </text:list-item>
        <text:list-item>
          <text:p text:style-name="P32"><text:span text:style-name="Default_20_Paragraph_20_Font">"וַיִּשְׁמַע אֶל תִּרְהָקָה מֶלֶך </text:span><text:span text:style-name="Default_20_Paragraph_20_Font"><text:span text:style-name="T4">כּוּשׁ</text:span></text:span><text:span text:style-name="Default_20_Paragraph_20_Font"> לֵאמֹר 'הִנֵּה יָצָא לְהִלָּחֵם אִתָּךְ'..." (מלכים ב י"ט, ט</text:span><text:span text:style-name="Default_20_Paragraph_20_Font">).</text:span></text:p>
        </text:list-item>
      </text:list>
      <text:p text:style-name="P11"><text:span text:style-name="Default_20_Paragraph_20_Font">וכפי שהסביר מלבי"ם: "שבלכת מלך אשור על ישראל, חזר מארץ יהודה בדבר ה' להלחם עם כוש, ואז שבה את מצרים והגלה את כוש, ועל ידי כך נצולו ישראל..." (מלבי"ם על ישעיהו מ"ג, ג</text:span><text:span text:style-name="Default_20_Paragraph_20_Font">).</text:span></text:p>
      <text:p text:style-name="P11"><text:span text:style-name="Default_20_Paragraph_20_Font"><text:s/></text:span></text:p>
      <text:p text:style-name="P11"><text:span text:style-name="Default_20_Paragraph_20_Font">כשהעם האשורי יצא מארצו למסע הכיבוש, הוא היה מלא באנרגיה שלילית - מלא בתשוקה להרוס ולהגלות. אצל בני אדם אכן מתקיים מעין "חוק שימור האנרגיה" - כשאנשים מלאים באנרגיה שלילית, הם חייבים להפנות אותה לכיוון </text:span><text:soft-page-break/><text:span text:style-name="Default_20_Paragraph_20_Font">כלשהו. ולכן, כדי להסיט את העם האשורי מירושלים ולמנוע מהם להגלות את עם יהודה, ה' הפנה אותם אל מצרים ואל כוש.</text:span></text:p>
      <text:p text:style-name="P3"/>
      <text:p text:style-name="P3"/>
      <text:p text:style-name="P23"><text:span text:style-name="Default_20_Paragraph_20_Font"><text:span text:style-name="T1">פרק כב</text:span></text:span></text:p>
      <text:p text:style-name="P20"><text:span text:style-name="Default_20_Paragraph_20_Font"><text:span text:style-name="T3">פסוק כג</text:span></text:span></text:p>
      <text:p text:style-name="P8"><text:span text:style-name="Default_20_Paragraph_20_Font">אַל תִּגְזָל דָּל כִּי דַל הוּא, וְאַל תְּדַכֵּא עָנִי בַשָּׁעַר; כִּי ה' יָרִיב רִיבָם, וְקָבַע אֶת קֹבְעֵיהֶם נָפֶשׁ <text:s text:c="9"/>(משלי כ"ב, כב-כג</text:span><text:span text:style-name="Default_20_Paragraph_20_Font">).</text:span></text:p>
      <text:p text:style-name="P2"/>
      <text:p text:style-name="P2"><text:span text:style-name="Default_20_Paragraph_20_Font">הפסוק מלמד, שגזל של עניים חמור יותר מגזל רגיל. מדוע? התשובה נמצאת בשתי הקבלות</text:span><text:span text:style-name="Default_20_Paragraph_20_Font">:</text:span></text:p>
      <text:p text:style-name="P2"/>
      <text:p text:style-name="P2"><text:span text:style-name="Default_20_Paragraph_20_Font">א. הפועל </text:span><text:span text:style-name="Default_20_Paragraph_20_Font"><text:span text:style-name="T4">קבע</text:span></text:span><text:span text:style-name="Default_20_Paragraph_20_Font"> מופיע, מלבד בפסוקנו, רק בפרשה אחת נוספת</text:span><text:span text:style-name="Default_20_Paragraph_20_Font">:</text:span></text:p>
      <text:p text:style-name="P8"><text:span text:style-name="Default_20_Paragraph_20_Font"><text:span text:style-name="T4">הֲיִקְבַּע</text:span></text:span><text:span text:style-name="Default_20_Paragraph_20_Font"> אָדָם אֱלֹהִים? כִּי אַתֶּם </text:span><text:span text:style-name="Default_20_Paragraph_20_Font"><text:span text:style-name="T4">קֹבְעִים</text:span></text:span><text:span text:style-name="Default_20_Paragraph_20_Font"> אֹתִי! וַאֲמַרְתֶּם 'בַּמֶּה </text:span><text:span text:style-name="Default_20_Paragraph_20_Font"><text:span text:style-name="T4">קְבַעֲנוּךָ</text:span></text:span><text:span text:style-name="Default_20_Paragraph_20_Font">?' הַמַּעֲשֵׂר וְהַתְּרוּמָה! בַּמְּאֵרָה אַתֶּם נֵאָרִים, וְאֹתִי אַתֶּם </text:span><text:span text:style-name="Default_20_Paragraph_20_Font"><text:span text:style-name="T4">קֹבְעִים</text:span></text:span><text:span text:style-name="Default_20_Paragraph_20_Font">, הַגּוֹי כֻּלּוֹ! <text:s text:c="2"/>(מלאכי ג', ח-ט</text:span><text:span text:style-name="Default_20_Paragraph_20_Font">).</text:span></text:p>
      <text:p text:style-name="P11"><text:span text:style-name="Default_20_Paragraph_20_Font">הפועל מציין גזל מה'. מכאן, מסתבר שגם בפסוקנו: "פעל קבע בא על גזל עני והקדש ומתנת שמים" (מלבי"ם, ביאור המילות), השימוש בפועל זה מדגיש, שה' מתייחס לרכושו של העני כאל קודש</text:span><text:span text:style-name="Default_20_Paragraph_20_Font">. </text:span></text:p>
      <text:p text:style-name="P11"/>
      <text:p text:style-name="P11"><text:span text:style-name="Default_20_Paragraph_20_Font">ב. הביטוי "וקבע את קובעיהם </text:span><text:span text:style-name="Default_20_Paragraph_20_Font"><text:span text:style-name="T4">נפש</text:span></text:span><text:span text:style-name="Default_20_Paragraph_20_Font">" מזכיר את דברי ה' לבני נוח</text:span><text:span text:style-name="Default_20_Paragraph_20_Font">:</text:span></text:p>
      <text:p text:style-name="P7"><text:span text:style-name="Default_20_Paragraph_20_Font">וְאַךְ אֶת דִּמְכֶם </text:span><text:span text:style-name="Default_20_Paragraph_20_Font"><text:span text:style-name="T4">לְנַפְשֹׁתֵיכֶם</text:span></text:span><text:span text:style-name="Default_20_Paragraph_20_Font"> אֶדְרֹשׁ, מִיַּד כָּל חַיָּה אֶדְרְשֶׁנּוּ, וּמִיַּד הָאָדָם מִיַּד אִישׁ אָחִיו אֶדְרֹשׁ אֶת </text:span><text:span text:style-name="Default_20_Paragraph_20_Font"><text:span text:style-name="T4">נֶפֶשׁ</text:span></text:span><text:span text:style-name="Default_20_Paragraph_20_Font"> הָאָדָם <text:s text:c="5"/>(בראשית ט', ה</text:span><text:span text:style-name="Default_20_Paragraph_20_Font">).</text:span></text:p>
      <text:p text:style-name="P11"><text:span text:style-name="Default_20_Paragraph_20_Font">שם נאמר, שה' דורש את נפש האדם הנרצח מיד הרוצח; כאן נאמר, שה' דורש את נפש העני הנגזל מידו של הגזלן</text:span><text:span text:style-name="Default_20_Paragraph_20_Font">.</text:span></text:p>
      <text:p text:style-name="P11"/>
      <text:p text:style-name="P11"><text:span text:style-name="Default_20_Paragraph_20_Font">ככל שאדם עני יותר, הוא משתמש בחלק גדול יותר מרכושו לצרכי המחיה הבסיסיים; לכן, כשאדם גוזל מהעני, הוא עלול ממש לפגוע בחייו. לכן רכושו של העני הוא קודש בעיני ה'. בברית שה' כרת עם בני נוח, הוא התחייב לדרוש את נפש האדם, ולכן גם כשאדם גוזל מהעני ופוגע בחייו, ה' דורש את דמו, </text:span><text:span text:style-name="Default_20_Paragraph_20_Font"><text:span text:style-name="T4">קובע</text:span></text:span><text:span text:style-name="Default_20_Paragraph_20_Font"> ולוקח את נפשו של הגזלן</text:span><text:span text:style-name="Default_20_Paragraph_20_Font">:</text:span></text:p>
      <text:p text:style-name="P7"><text:span text:style-name="Default_20_Paragraph_20_Font">כי בגזלת העשיר ובהטיית דינו, שיש לו כח מעצמו, הוא רק עסקי ממון; לא כן בהדל והעני, שאין לו מי שיריב בעדו, אז </text:span><text:span text:style-name="Default_20_Paragraph_20_Font"><text:span text:style-name="T4">ה' יריב ריבו</text:span></text:span><text:span text:style-name="Default_20_Paragraph_20_Font">, כי החלשים שאין להם כח ה' יריב ריבם, ואז אינו דיני ממונות, רק </text:span><text:span text:style-name="Default_20_Paragraph_20_Font"><text:span text:style-name="T4">יקבע את קובעיהם נפש <text:s/></text:span></text:span><text:span text:style-name="Default_20_Paragraph_20_Font"><text:s text:c="5"/>(מלבי"ם על הפסוק</text:span><text:span text:style-name="Default_20_Paragraph_20_Font">).</text:span></text:p>
      <text:p text:style-name="P11"><text:span text:style-name="Default_20_Paragraph_20_Font"><text:span text:style-name="T3"/></text:span></text:p>
      <text:p text:style-name="P2"><text:span text:style-name="Default_20_Paragraph_20_Font"><text:span text:style-name="T1"/></text:span></text:p>
      <text:p text:style-name="P23"><text:span text:style-name="Default_20_Paragraph_20_Font"><text:span text:style-name="T1">פרק כז</text:span></text:span></text:p>
      <text:p text:style-name="P23"><text:span text:style-name="Default_20_Paragraph_20_Font"><text:span text:style-name="T3">פסוק ב</text:span></text:span></text:p>
      <text:p text:style-name="P8"><text:span text:style-name="Default_20_Paragraph_20_Font">יְהַלֶּלְךָ זָר וְלֹא פִיךָ, נָכְרִי וְאַל שְׂפָתֶיךָ <text:s text:c="2"/>(משלי כ"ז, ב</text:span><text:span text:style-name="Default_20_Paragraph_20_Font">).</text:span></text:p>
      <text:p text:style-name="P20"><text:span text:style-name="Default_20_Paragraph_20_Font">האם אכן בשום מקרה אסור לאדם לשבח את עצמו? והרי מצאנו בתנ"ך אנשים ששיבחו את עצמם, למשל, עובדיה אמר לאליהו <text:s/>"וְעַבְדְּךָ יָרֵא אֶת ה' מִנְּעֻרָי" (מל"א יח, יב)!</text:span></text:p>
      <text:p text:style-name="P2"/>
      <text:p text:style-name="P20"><text:span text:style-name="Default_20_Paragraph_20_Font">אולי אפשר ליישב את הקושיה בעזרת פסוק נוסף המדבר על התהללות</text:span><text:span text:style-name="Default_20_Paragraph_20_Font"><text:note text:id="ftn9" text:note-class="footnote"><text:note-citation>1</text:note-citation><text:note-body><text:p text:style-name="Footnote"><text:span text:style-name="Default_20_Paragraph_20_Font">על-דרך המידה השלוש-עשרה שהתורה נדרשת בה, על-פי רבי ישמעאל: "שני כתובים המכחישים זה את זה - עד שיבוא הכתוב השלישי ויכריע ביניהם</text:span><text:span text:style-name="Default_20_Paragraph_20_Font">".</text:span></text:p></text:note-body></text:note></text:span><text:span text:style-name="Default_20_Paragraph_20_Font">:</text:span></text:p>
      <text:p text:style-name="P8"><text:span text:style-name="Default_20_Paragraph_20_Font">כֹּה אָמַר ה': אַל </text:span><text:span text:style-name="Default_20_Paragraph_20_Font"><text:span text:style-name="T4">יִתְהַלֵּל</text:span></text:span><text:span text:style-name="Default_20_Paragraph_20_Font"> חָכָם בְּחָכְמָתוֹ וְאַל </text:span><text:span text:style-name="Default_20_Paragraph_20_Font"><text:span text:style-name="T4">יִתְהַלֵּל</text:span></text:span><text:span text:style-name="Default_20_Paragraph_20_Font"> הַגִּבּוֹר בִּגְבוּרָתוֹ אַל </text:span><text:span text:style-name="Default_20_Paragraph_20_Font"><text:span text:style-name="T4">יִתְהַלֵּל</text:span></text:span><text:span text:style-name="Default_20_Paragraph_20_Font"> עָשִׁיר בְּעָשְׁרוֹ. כִּי אִם בְּזֹאת </text:span><text:span text:style-name="Default_20_Paragraph_20_Font"><text:span text:style-name="T4">יִתְהַלֵּל הַמִּתְהַלֵּל </text:span></text:span><text:span text:style-name="Default_20_Paragraph_20_Font">הַשְׂכֵּל וְיָדֹעַ אוֹתִי כִּי אֲנִי ה' עֹשֶׂה חֶסֶד מִשְׁפָּט וּצְדָקָה בָּאָרֶץ כִּי בְאֵלֶּה חָפַצְתִּי נְאֻם ה' <text:s text:c="2"/>(ירמיהו ט', כב-כג</text:span><text:span text:style-name="Default_20_Paragraph_20_Font">).</text:span></text:p>
      <text:p text:style-name="P20"><text:span text:style-name="Default_20_Paragraph_20_Font">אסור לאדם לשבח את עצמו על ענייני העולם הזה, כגון חכמה גבורה או עושר, אבל מותר לו לשבח את עצמו על ידיעת ה', קרבת ה' וקיום מצוותיו. עובדיה אכן שיבח את עצמו על כך שהוא </text:span><text:span text:style-name="Default_20_Paragraph_20_Font"><text:span text:style-name="T4">ירא את ה'</text:span></text:span><text:span text:style-name="Default_20_Paragraph_20_Font">; והפסוק בספר משלי מתייחס, לפי פירוש זה, רק להתהללות בחכמה, גבורה או עושר. </text:span></text:p>
      <text:p text:style-name="P20"><text:span text:style-name="Default_20_Paragraph_20_Font"/></text:p>
      <text:p text:style-name="P18"><text:span text:style-name="Default_20_Paragraph_20_Font">גם בספר משלי עצמו נזכרה התהללות במידה זו של יראת ה', בסוף השיר לכבודה של אשת חיל:</text:span></text:p>
      <text:p text:style-name="P8"><text:span text:style-name="Default_20_Paragraph_20_Font">קָמוּ בָנֶיהָ וַיְאַשְּׁרוּהָ, בַּעְלָהּ </text:span><text:span text:style-name="Default_20_Paragraph_20_Font"><text:span text:style-name="T4">וַיְהַלְלָהּ</text:span></text:span><text:span text:style-name="Default_20_Paragraph_20_Font">.</text:span><text:a xlink:type="simple" xlink:href="http://he.wikisource.org/wiki/קטגוריה:משלי_לא_כט"><text:span text:style-name="Default_20_Paragraph_20_Font"> </text:span></text:a><text:span text:style-name="Default_20_Paragraph_20_Font">רַבּוֹת בָּנוֹת עָשׂוּ חָיִל, וְאַתְּ עָלִית עַל כֻּלָּנָה.</text:span><text:a xlink:type="simple" xlink:href="http://he.wikisource.org/wiki/קטגוריה:משלי_לא_ל"><text:span text:style-name="Default_20_Paragraph_20_Font"> </text:span></text:a><text:span text:style-name="Default_20_Paragraph_20_Font">שֶׁקֶר הַחֵן וְהֶבֶל הַיֹּפִי, אִשָּׁה יִרְאַת ה' הִיא </text:span><text:span text:style-name="Default_20_Paragraph_20_Font"><text:span text:style-name="T4">תִתְהַלָּל</text:span></text:span><text:span text:style-name="Default_20_Paragraph_20_Font">.</text:span><text:a xlink:type="simple" xlink:href="http://he.wikisource.org/wiki/קטגוריה:משלי_לא_לא"><text:span text:style-name="Default_20_Paragraph_20_Font"> </text:span></text:a><text:span text:style-name="Default_20_Paragraph_20_Font">תְּנוּ לָהּ מִפְּרִי יָדֶיהָ, </text:span><text:span text:style-name="Default_20_Paragraph_20_Font"><text:span text:style-name="T4">וִיהַלְלוּהָ</text:span></text:span><text:span text:style-name="Default_20_Paragraph_20_Font"> בַשְּׁעָרִים מַעֲשֶׂיהָ <text:s text:c="5"/>(משלי ל"א, כח-לא</text:span><text:span text:style-name="Default_20_Paragraph_20_Font">).</text:span></text:p>
      <text:p text:style-name="P20"><text:span text:style-name="Default_20_Paragraph_20_Font">בעלה ובניה מהללים אותה, אבל גם לה עצמה מותר להתהלל, כי היא מתהללת ביראת ה' שלה ולא ביופייה.</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line-height="115%" fo:text-align="end" style:justify-single-word="false" fo:orphans="2" fo:widows="2" fo:text-indent="0.499cm" style:auto-text-indent="false" style:page-number="auto" fo:break-before="auto" fo:break-after="auto" fo:background-color="transparent" style:shadow="none" style:writing-mode="rl-tb">
        <style:tab-stops/>
        <style:background-image/>
      </style:paragraph-properties>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itle"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class="text">
      <style:paragraph-properties fo:margin-top="0.847cm" fo:margin-bottom="0.212cm" fo:line-height="100%"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635cm" fo:margin-bottom="0.141cm" fo:line-height="100%" fo:break-before="auto" fo:break-after="auto"/>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line-height="100%"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line-height="100%"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line-height="100%" fo:break-before="auto" fo:break-after="auto"/>
      <style:text-properties fo:font-weight="bold" style:font-weight-asian="bold" style:font-weight-complex="bold"/>
    </style:style>
    <style:style style:name="Heading_20_6" style:display-name="Heading 6" style:family="paragraph" style:parent-style-name="Standard" style:class="text">
      <style:paragraph-properties fo:margin-top="0.353cm" fo:margin-bottom="0.071cm" fo:line-height="100%"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Footnote_20_text" style:display-name="Footnote text" style:family="paragraph" style:parent-style-name="Standard">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0" style:display-name="LLS_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1" style:display-name="LLS_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2" style:display-name="LLS_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3" style:display-name="LLS_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4" style:display-name="LLS_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5" style:display-name="LLS_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6" style:display-name="LLS_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7" style:display-name="LLS_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_5f_8" style:display-name="LLS_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0" style:display-name="LLS_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1" style:display-name="LLS_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2" style:display-name="LLS_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3" style:display-name="LLS_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4" style:display-name="LLS_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5" style:display-name="LLS_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6" style:display-name="LLS_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7" style:display-name="LLS_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3_5f_8" style:display-name="LLS_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0" style:display-name="LLS_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1" style:display-name="LLS_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2" style:display-name="LLS_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3" style:display-name="LLS_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4" style:display-name="LLS_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5" style:display-name="LLS_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6" style:display-name="LLS_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7" style:display-name="LLS_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4_5f_8" style:display-name="LLS_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0" style:display-name="LLS_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1" style:display-name="LLS_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2" style:display-name="LLS_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3" style:display-name="LLS_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4" style:display-name="LLS_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5" style:display-name="LLS_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6" style:display-name="LLS_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7" style:display-name="LLS_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5_5f_8" style:display-name="LLS_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0" style:display-name="LLS_6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1" style:display-name="LLS_6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2" style:display-name="LLS_6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3" style:display-name="LLS_6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4" style:display-name="LLS_6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5" style:display-name="LLS_6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6" style:display-name="LLS_6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7" style:display-name="LLS_6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6_5f_8" style:display-name="LLS_6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0" style:display-name="LLS_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1" style:display-name="LLS_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2" style:display-name="LLS_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3" style:display-name="LLS_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4" style:display-name="LLS_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5" style:display-name="LLS_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6" style:display-name="LLS_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7" style:display-name="LLS_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7_5f_8" style:display-name="LLS_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0" style:display-name="LLS_8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1" style:display-name="LLS_8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2" style:display-name="LLS_8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3" style:display-name="LLS_8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4" style:display-name="LLS_8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5" style:display-name="LLS_8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6" style:display-name="LLS_8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7" style:display-name="LLS_8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8_5f_8" style:display-name="LLS_8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0" style:display-name="LLS_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1" style:display-name="LLS_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2" style:display-name="LLS_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3" style:display-name="LLS_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4" style:display-name="LLS_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5" style:display-name="LLS_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6" style:display-name="LLS_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7" style:display-name="LLS_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9_5f_8" style:display-name="LLS_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0" style:display-name="LLS_10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1" style:display-name="LLS_10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2" style:display-name="LLS_10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3" style:display-name="LLS_10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4" style:display-name="LLS_10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5" style:display-name="LLS_10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6" style:display-name="LLS_10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7" style:display-name="LLS_10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0_5f_8" style:display-name="LLS_10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0" style:display-name="LLS_1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1" style:display-name="LLS_1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2" style:display-name="LLS_1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3" style:display-name="LLS_1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4" style:display-name="LLS_1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5" style:display-name="LLS_1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6" style:display-name="LLS_1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7" style:display-name="LLS_1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1_5f_8" style:display-name="LLS_1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0" style:display-name="LLS_12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1" style:display-name="LLS_12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2" style:display-name="LLS_12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3" style:display-name="LLS_12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4" style:display-name="LLS_12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5" style:display-name="LLS_12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6" style:display-name="LLS_12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7" style:display-name="LLS_12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2_5f_8" style:display-name="LLS_12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0" style:display-name="LLS_13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1" style:display-name="LLS_13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2" style:display-name="LLS_13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3" style:display-name="LLS_13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4" style:display-name="LLS_13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5" style:display-name="LLS_13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6" style:display-name="LLS_13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7" style:display-name="LLS_13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3_5f_8" style:display-name="LLS_13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0" style:display-name="LLS_15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1" style:display-name="LLS_15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2" style:display-name="LLS_15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3" style:display-name="LLS_15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4" style:display-name="LLS_15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5" style:display-name="LLS_15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6" style:display-name="LLS_15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7" style:display-name="LLS_15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5_5f_8" style:display-name="LLS_15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0" style:display-name="LLS_16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1" style:display-name="LLS_16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2" style:display-name="LLS_16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3" style:display-name="LLS_16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4" style:display-name="LLS_16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5" style:display-name="LLS_16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6" style:display-name="LLS_16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7" style:display-name="LLS_16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6_5f_8" style:display-name="LLS_16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0" style:display-name="LLS_17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1" style:display-name="LLS_17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2" style:display-name="LLS_17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3" style:display-name="LLS_17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4" style:display-name="LLS_17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5" style:display-name="LLS_17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6" style:display-name="LLS_17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7" style:display-name="LLS_17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7_5f_8" style:display-name="LLS_17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0" style:display-name="LLS_18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1" style:display-name="LLS_18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2" style:display-name="LLS_18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3" style:display-name="LLS_18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4" style:display-name="LLS_18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5" style:display-name="LLS_18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6" style:display-name="LLS_18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7" style:display-name="LLS_18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8_5f_8" style:display-name="LLS_18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0" style:display-name="LLS_19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1" style:display-name="LLS_19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2" style:display-name="LLS_19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3" style:display-name="LLS_19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4" style:display-name="LLS_19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5" style:display-name="LLS_19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6" style:display-name="LLS_19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7" style:display-name="LLS_19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9_5f_8" style:display-name="LLS_19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0" style:display-name="LLS 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1" style:display-name="LLS 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2" style:display-name="LLS 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3" style:display-name="LLS 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4" style:display-name="LLS 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5" style:display-name="LLS 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6" style:display-name="LLS 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7" style:display-name="LLS 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20_8" style:display-name="LLS 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0" style:display-name="LLS_2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1" style:display-name="LLS_2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2" style:display-name="LLS_2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3" style:display-name="LLS_2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4" style:display-name="LLS_2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5" style:display-name="LLS_2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6" style:display-name="LLS_2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7" style:display-name="LLS_2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21_5f_8" style:display-name="LLS_2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Q"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LS_5f_8_5f_0" text:bullet-char="●">
        <style:list-level-properties text:space-before="0.635cm" text:min-label-width="0.635cm"/>
        <style:text-properties style:font-name="Arial"/>
      </text:list-level-style-bullet>
      <text:list-level-style-bullet text:level="2" text:style-name="LLS_5f_8_5f_1" text:bullet-char="○">
        <style:list-level-properties text:space-before="1.905cm" text:min-label-width="0.635cm"/>
        <style:text-properties style:font-name="Arial"/>
      </text:list-level-style-bullet>
      <text:list-level-style-bullet text:level="3" text:style-name="LLS_5f_8_5f_2" text:bullet-char="■">
        <style:list-level-properties text:min-label-width="3.81cm" text:min-label-distance="0.318cm" fo:text-align="end"/>
        <style:text-properties style:font-name="Arial"/>
      </text:list-level-style-bullet>
      <text:list-level-style-bullet text:level="4" text:style-name="LLS_5f_8_5f_3" text:bullet-char="●">
        <style:list-level-properties text:space-before="4.445cm" text:min-label-width="0.635cm"/>
        <style:text-properties style:font-name="Arial"/>
      </text:list-level-style-bullet>
      <text:list-level-style-bullet text:level="5" text:style-name="LLS_5f_8_5f_4" text:bullet-char="○">
        <style:list-level-properties text:space-before="5.715cm" text:min-label-width="0.635cm"/>
        <style:text-properties style:font-name="Arial"/>
      </text:list-level-style-bullet>
      <text:list-level-style-bullet text:level="6" text:style-name="LLS_5f_8_5f_5" text:bullet-char="■">
        <style:list-level-properties text:min-label-width="7.62cm" text:min-label-distance="0.318cm" fo:text-align="end"/>
        <style:text-properties style:font-name="Arial"/>
      </text:list-level-style-bullet>
      <text:list-level-style-bullet text:level="7" text:style-name="LLS_5f_8_5f_6" text:bullet-char="●">
        <style:list-level-properties text:space-before="8.255cm" text:min-label-width="0.635cm"/>
        <style:text-properties style:font-name="Arial"/>
      </text:list-level-style-bullet>
      <text:list-level-style-bullet text:level="8" text:style-name="LLS_5f_8_5f_7" text:bullet-char="○">
        <style:list-level-properties text:space-before="9.525cm" text:min-label-width="0.635cm"/>
        <style:text-properties style:font-name="Arial"/>
      </text:list-level-style-bullet>
      <text:list-level-style-bullet text:level="9" text:style-name="LLS_5f_8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LS_5f_9_5f_0" text:bullet-char="●">
        <style:list-level-properties text:space-before="0.635cm" text:min-label-width="0.635cm"/>
        <style:text-properties style:font-name="Arial"/>
      </text:list-level-style-bullet>
      <text:list-level-style-bullet text:level="2" text:style-name="LLS_5f_9_5f_1" text:bullet-char="○">
        <style:list-level-properties text:space-before="1.905cm" text:min-label-width="0.635cm"/>
        <style:text-properties style:font-name="Arial"/>
      </text:list-level-style-bullet>
      <text:list-level-style-bullet text:level="3" text:style-name="LLS_5f_9_5f_2" text:bullet-char="■">
        <style:list-level-properties text:min-label-width="3.81cm" text:min-label-distance="0.318cm" fo:text-align="end"/>
        <style:text-properties style:font-name="Arial"/>
      </text:list-level-style-bullet>
      <text:list-level-style-bullet text:level="4" text:style-name="LLS_5f_9_5f_3" text:bullet-char="●">
        <style:list-level-properties text:space-before="4.445cm" text:min-label-width="0.635cm"/>
        <style:text-properties style:font-name="Arial"/>
      </text:list-level-style-bullet>
      <text:list-level-style-bullet text:level="5" text:style-name="LLS_5f_9_5f_4" text:bullet-char="○">
        <style:list-level-properties text:space-before="5.715cm" text:min-label-width="0.635cm"/>
        <style:text-properties style:font-name="Arial"/>
      </text:list-level-style-bullet>
      <text:list-level-style-bullet text:level="6" text:style-name="LLS_5f_9_5f_5" text:bullet-char="■">
        <style:list-level-properties text:min-label-width="7.62cm" text:min-label-distance="0.318cm" fo:text-align="end"/>
        <style:text-properties style:font-name="Arial"/>
      </text:list-level-style-bullet>
      <text:list-level-style-bullet text:level="7" text:style-name="LLS_5f_9_5f_6" text:bullet-char="●">
        <style:list-level-properties text:space-before="8.255cm" text:min-label-width="0.635cm"/>
        <style:text-properties style:font-name="Arial"/>
      </text:list-level-style-bullet>
      <text:list-level-style-bullet text:level="8" text:style-name="LLS_5f_9_5f_7" text:bullet-char="○">
        <style:list-level-properties text:space-before="9.525cm" text:min-label-width="0.635cm"/>
        <style:text-properties style:font-name="Arial"/>
      </text:list-level-style-bullet>
      <text:list-level-style-bullet text:level="9" text:style-name="LLS_5f_9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LS_5f_10_5f_0" text:bullet-char="●">
        <style:list-level-properties text:space-before="0.635cm" text:min-label-width="0.635cm"/>
        <style:text-properties style:font-name="Arial"/>
      </text:list-level-style-bullet>
      <text:list-level-style-bullet text:level="2" text:style-name="LLS_5f_10_5f_1" text:bullet-char="○">
        <style:list-level-properties text:space-before="1.905cm" text:min-label-width="0.635cm"/>
        <style:text-properties style:font-name="Arial"/>
      </text:list-level-style-bullet>
      <text:list-level-style-bullet text:level="3" text:style-name="LLS_5f_10_5f_2" text:bullet-char="■">
        <style:list-level-properties text:min-label-width="3.81cm" text:min-label-distance="0.318cm" fo:text-align="end"/>
        <style:text-properties style:font-name="Arial"/>
      </text:list-level-style-bullet>
      <text:list-level-style-bullet text:level="4" text:style-name="LLS_5f_10_5f_3" text:bullet-char="●">
        <style:list-level-properties text:space-before="4.445cm" text:min-label-width="0.635cm"/>
        <style:text-properties style:font-name="Arial"/>
      </text:list-level-style-bullet>
      <text:list-level-style-bullet text:level="5" text:style-name="LLS_5f_10_5f_4" text:bullet-char="○">
        <style:list-level-properties text:space-before="5.715cm" text:min-label-width="0.635cm"/>
        <style:text-properties style:font-name="Arial"/>
      </text:list-level-style-bullet>
      <text:list-level-style-bullet text:level="6" text:style-name="LLS_5f_10_5f_5" text:bullet-char="■">
        <style:list-level-properties text:min-label-width="7.62cm" text:min-label-distance="0.318cm" fo:text-align="end"/>
        <style:text-properties style:font-name="Arial"/>
      </text:list-level-style-bullet>
      <text:list-level-style-bullet text:level="7" text:style-name="LLS_5f_10_5f_6" text:bullet-char="●">
        <style:list-level-properties text:space-before="8.255cm" text:min-label-width="0.635cm"/>
        <style:text-properties style:font-name="Arial"/>
      </text:list-level-style-bullet>
      <text:list-level-style-bullet text:level="8" text:style-name="LLS_5f_10_5f_7" text:bullet-char="○">
        <style:list-level-properties text:space-before="9.525cm" text:min-label-width="0.635cm"/>
        <style:text-properties style:font-name="Arial"/>
      </text:list-level-style-bullet>
      <text:list-level-style-bullet text:level="9" text:style-name="LLS_5f_10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LS_5f_11_5f_0" text:bullet-char="●">
        <style:list-level-properties text:space-before="0.635cm" text:min-label-width="0.635cm"/>
        <style:text-properties style:font-name="Arial"/>
      </text:list-level-style-bullet>
      <text:list-level-style-bullet text:level="2" text:style-name="LLS_5f_11_5f_1" text:bullet-char="○">
        <style:list-level-properties text:space-before="1.905cm" text:min-label-width="0.635cm"/>
        <style:text-properties style:font-name="Arial"/>
      </text:list-level-style-bullet>
      <text:list-level-style-bullet text:level="3" text:style-name="LLS_5f_11_5f_2" text:bullet-char="■">
        <style:list-level-properties text:min-label-width="3.81cm" text:min-label-distance="0.318cm" fo:text-align="end"/>
        <style:text-properties style:font-name="Arial"/>
      </text:list-level-style-bullet>
      <text:list-level-style-bullet text:level="4" text:style-name="LLS_5f_11_5f_3" text:bullet-char="●">
        <style:list-level-properties text:space-before="4.445cm" text:min-label-width="0.635cm"/>
        <style:text-properties style:font-name="Arial"/>
      </text:list-level-style-bullet>
      <text:list-level-style-bullet text:level="5" text:style-name="LLS_5f_11_5f_4" text:bullet-char="○">
        <style:list-level-properties text:space-before="5.715cm" text:min-label-width="0.635cm"/>
        <style:text-properties style:font-name="Arial"/>
      </text:list-level-style-bullet>
      <text:list-level-style-bullet text:level="6" text:style-name="LLS_5f_11_5f_5" text:bullet-char="■">
        <style:list-level-properties text:min-label-width="7.62cm" text:min-label-distance="0.318cm" fo:text-align="end"/>
        <style:text-properties style:font-name="Arial"/>
      </text:list-level-style-bullet>
      <text:list-level-style-bullet text:level="7" text:style-name="LLS_5f_11_5f_6" text:bullet-char="●">
        <style:list-level-properties text:space-before="8.255cm" text:min-label-width="0.635cm"/>
        <style:text-properties style:font-name="Arial"/>
      </text:list-level-style-bullet>
      <text:list-level-style-bullet text:level="8" text:style-name="LLS_5f_11_5f_7" text:bullet-char="○">
        <style:list-level-properties text:space-before="9.525cm" text:min-label-width="0.635cm"/>
        <style:text-properties style:font-name="Arial"/>
      </text:list-level-style-bullet>
      <text:list-level-style-bullet text:level="9" text:style-name="LLS_5f_1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LS_5f_12_5f_0" text:bullet-char="●">
        <style:list-level-properties text:space-before="0.635cm" text:min-label-width="0.635cm"/>
        <style:text-properties style:font-name="Arial"/>
      </text:list-level-style-bullet>
      <text:list-level-style-bullet text:level="2" text:style-name="LLS_5f_12_5f_1" text:bullet-char="○">
        <style:list-level-properties text:space-before="1.905cm" text:min-label-width="0.635cm"/>
        <style:text-properties style:font-name="Arial"/>
      </text:list-level-style-bullet>
      <text:list-level-style-bullet text:level="3" text:style-name="LLS_5f_12_5f_2" text:bullet-char="■">
        <style:list-level-properties text:min-label-width="3.81cm" text:min-label-distance="0.318cm" fo:text-align="end"/>
        <style:text-properties style:font-name="Arial"/>
      </text:list-level-style-bullet>
      <text:list-level-style-bullet text:level="4" text:style-name="LLS_5f_12_5f_3" text:bullet-char="●">
        <style:list-level-properties text:space-before="4.445cm" text:min-label-width="0.635cm"/>
        <style:text-properties style:font-name="Arial"/>
      </text:list-level-style-bullet>
      <text:list-level-style-bullet text:level="5" text:style-name="LLS_5f_12_5f_4" text:bullet-char="○">
        <style:list-level-properties text:space-before="5.715cm" text:min-label-width="0.635cm"/>
        <style:text-properties style:font-name="Arial"/>
      </text:list-level-style-bullet>
      <text:list-level-style-bullet text:level="6" text:style-name="LLS_5f_12_5f_5" text:bullet-char="■">
        <style:list-level-properties text:min-label-width="7.62cm" text:min-label-distance="0.318cm" fo:text-align="end"/>
        <style:text-properties style:font-name="Arial"/>
      </text:list-level-style-bullet>
      <text:list-level-style-bullet text:level="7" text:style-name="LLS_5f_12_5f_6" text:bullet-char="●">
        <style:list-level-properties text:space-before="8.255cm" text:min-label-width="0.635cm"/>
        <style:text-properties style:font-name="Arial"/>
      </text:list-level-style-bullet>
      <text:list-level-style-bullet text:level="8" text:style-name="LLS_5f_12_5f_7" text:bullet-char="○">
        <style:list-level-properties text:space-before="9.525cm" text:min-label-width="0.635cm"/>
        <style:text-properties style:font-name="Arial"/>
      </text:list-level-style-bullet>
      <text:list-level-style-bullet text:level="9" text:style-name="LLS_5f_1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LS_5f_13_5f_0" text:bullet-char="●">
        <style:list-level-properties text:space-before="0.635cm" text:min-label-width="0.635cm"/>
        <style:text-properties style:font-name="Arial"/>
      </text:list-level-style-bullet>
      <text:list-level-style-bullet text:level="2" text:style-name="LLS_5f_13_5f_1" text:bullet-char="○">
        <style:list-level-properties text:space-before="1.905cm" text:min-label-width="0.635cm"/>
        <style:text-properties style:font-name="Arial"/>
      </text:list-level-style-bullet>
      <text:list-level-style-bullet text:level="3" text:style-name="LLS_5f_13_5f_2" text:bullet-char="■">
        <style:list-level-properties text:min-label-width="3.81cm" text:min-label-distance="0.318cm" fo:text-align="end"/>
        <style:text-properties style:font-name="Arial"/>
      </text:list-level-style-bullet>
      <text:list-level-style-bullet text:level="4" text:style-name="LLS_5f_13_5f_3" text:bullet-char="●">
        <style:list-level-properties text:space-before="4.445cm" text:min-label-width="0.635cm"/>
        <style:text-properties style:font-name="Arial"/>
      </text:list-level-style-bullet>
      <text:list-level-style-bullet text:level="5" text:style-name="LLS_5f_13_5f_4" text:bullet-char="○">
        <style:list-level-properties text:space-before="5.715cm" text:min-label-width="0.635cm"/>
        <style:text-properties style:font-name="Arial"/>
      </text:list-level-style-bullet>
      <text:list-level-style-bullet text:level="6" text:style-name="LLS_5f_13_5f_5" text:bullet-char="■">
        <style:list-level-properties text:min-label-width="7.62cm" text:min-label-distance="0.318cm" fo:text-align="end"/>
        <style:text-properties style:font-name="Arial"/>
      </text:list-level-style-bullet>
      <text:list-level-style-bullet text:level="7" text:style-name="LLS_5f_13_5f_6" text:bullet-char="●">
        <style:list-level-properties text:space-before="8.255cm" text:min-label-width="0.635cm"/>
        <style:text-properties style:font-name="Arial"/>
      </text:list-level-style-bullet>
      <text:list-level-style-bullet text:level="8" text:style-name="LLS_5f_13_5f_7" text:bullet-char="○">
        <style:list-level-properties text:space-before="9.525cm" text:min-label-width="0.635cm"/>
        <style:text-properties style:font-name="Arial"/>
      </text:list-level-style-bullet>
      <text:list-level-style-bullet text:level="9" text:style-name="LLS_5f_1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LS_5f_15_5f_0" text:bullet-char="●">
        <style:list-level-properties text:space-before="0.635cm" text:min-label-width="0.635cm"/>
        <style:text-properties style:font-name="Arial"/>
      </text:list-level-style-bullet>
      <text:list-level-style-bullet text:level="2" text:style-name="LLS_5f_15_5f_1" text:bullet-char="○">
        <style:list-level-properties text:space-before="1.905cm" text:min-label-width="0.635cm"/>
        <style:text-properties style:font-name="Arial"/>
      </text:list-level-style-bullet>
      <text:list-level-style-bullet text:level="3" text:style-name="LLS_5f_15_5f_2" text:bullet-char="■">
        <style:list-level-properties text:min-label-width="3.81cm" text:min-label-distance="0.318cm" fo:text-align="end"/>
        <style:text-properties style:font-name="Arial"/>
      </text:list-level-style-bullet>
      <text:list-level-style-bullet text:level="4" text:style-name="LLS_5f_15_5f_3" text:bullet-char="●">
        <style:list-level-properties text:space-before="4.445cm" text:min-label-width="0.635cm"/>
        <style:text-properties style:font-name="Arial"/>
      </text:list-level-style-bullet>
      <text:list-level-style-bullet text:level="5" text:style-name="LLS_5f_15_5f_4" text:bullet-char="○">
        <style:list-level-properties text:space-before="5.715cm" text:min-label-width="0.635cm"/>
        <style:text-properties style:font-name="Arial"/>
      </text:list-level-style-bullet>
      <text:list-level-style-bullet text:level="6" text:style-name="LLS_5f_15_5f_5" text:bullet-char="■">
        <style:list-level-properties text:min-label-width="7.62cm" text:min-label-distance="0.318cm" fo:text-align="end"/>
        <style:text-properties style:font-name="Arial"/>
      </text:list-level-style-bullet>
      <text:list-level-style-bullet text:level="7" text:style-name="LLS_5f_15_5f_6" text:bullet-char="●">
        <style:list-level-properties text:space-before="8.255cm" text:min-label-width="0.635cm"/>
        <style:text-properties style:font-name="Arial"/>
      </text:list-level-style-bullet>
      <text:list-level-style-bullet text:level="8" text:style-name="LLS_5f_15_5f_7" text:bullet-char="○">
        <style:list-level-properties text:space-before="9.525cm" text:min-label-width="0.635cm"/>
        <style:text-properties style:font-name="Arial"/>
      </text:list-level-style-bullet>
      <text:list-level-style-bullet text:level="9" text:style-name="LLS_5f_1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LS_5f_16_5f_0" text:bullet-char="●">
        <style:list-level-properties text:space-before="0.635cm" text:min-label-width="0.635cm"/>
        <style:text-properties style:font-name="Arial"/>
      </text:list-level-style-bullet>
      <text:list-level-style-bullet text:level="2" text:style-name="LLS_5f_16_5f_1" text:bullet-char="○">
        <style:list-level-properties text:space-before="1.905cm" text:min-label-width="0.635cm"/>
        <style:text-properties style:font-name="Arial"/>
      </text:list-level-style-bullet>
      <text:list-level-style-bullet text:level="3" text:style-name="LLS_5f_16_5f_2" text:bullet-char="■">
        <style:list-level-properties text:min-label-width="3.81cm" text:min-label-distance="0.318cm" fo:text-align="end"/>
        <style:text-properties style:font-name="Arial"/>
      </text:list-level-style-bullet>
      <text:list-level-style-bullet text:level="4" text:style-name="LLS_5f_16_5f_3" text:bullet-char="●">
        <style:list-level-properties text:space-before="4.445cm" text:min-label-width="0.635cm"/>
        <style:text-properties style:font-name="Arial"/>
      </text:list-level-style-bullet>
      <text:list-level-style-bullet text:level="5" text:style-name="LLS_5f_16_5f_4" text:bullet-char="○">
        <style:list-level-properties text:space-before="5.715cm" text:min-label-width="0.635cm"/>
        <style:text-properties style:font-name="Arial"/>
      </text:list-level-style-bullet>
      <text:list-level-style-bullet text:level="6" text:style-name="LLS_5f_16_5f_5" text:bullet-char="■">
        <style:list-level-properties text:min-label-width="7.62cm" text:min-label-distance="0.318cm" fo:text-align="end"/>
        <style:text-properties style:font-name="Arial"/>
      </text:list-level-style-bullet>
      <text:list-level-style-bullet text:level="7" text:style-name="LLS_5f_16_5f_6" text:bullet-char="●">
        <style:list-level-properties text:space-before="8.255cm" text:min-label-width="0.635cm"/>
        <style:text-properties style:font-name="Arial"/>
      </text:list-level-style-bullet>
      <text:list-level-style-bullet text:level="8" text:style-name="LLS_5f_16_5f_7" text:bullet-char="○">
        <style:list-level-properties text:space-before="9.525cm" text:min-label-width="0.635cm"/>
        <style:text-properties style:font-name="Arial"/>
      </text:list-level-style-bullet>
      <text:list-level-style-bullet text:level="9" text:style-name="LLS_5f_1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LS_5f_17_5f_0" text:bullet-char="●">
        <style:list-level-properties text:space-before="0.635cm" text:min-label-width="0.635cm"/>
        <style:text-properties style:font-name="Arial"/>
      </text:list-level-style-bullet>
      <text:list-level-style-bullet text:level="2" text:style-name="LLS_5f_17_5f_1" text:bullet-char="○">
        <style:list-level-properties text:space-before="1.905cm" text:min-label-width="0.635cm"/>
        <style:text-properties style:font-name="Arial"/>
      </text:list-level-style-bullet>
      <text:list-level-style-bullet text:level="3" text:style-name="LLS_5f_17_5f_2" text:bullet-char="■">
        <style:list-level-properties text:min-label-width="3.81cm" text:min-label-distance="0.318cm" fo:text-align="end"/>
        <style:text-properties style:font-name="Arial"/>
      </text:list-level-style-bullet>
      <text:list-level-style-bullet text:level="4" text:style-name="LLS_5f_17_5f_3" text:bullet-char="●">
        <style:list-level-properties text:space-before="4.445cm" text:min-label-width="0.635cm"/>
        <style:text-properties style:font-name="Arial"/>
      </text:list-level-style-bullet>
      <text:list-level-style-bullet text:level="5" text:style-name="LLS_5f_17_5f_4" text:bullet-char="○">
        <style:list-level-properties text:space-before="5.715cm" text:min-label-width="0.635cm"/>
        <style:text-properties style:font-name="Arial"/>
      </text:list-level-style-bullet>
      <text:list-level-style-bullet text:level="6" text:style-name="LLS_5f_17_5f_5" text:bullet-char="■">
        <style:list-level-properties text:min-label-width="7.62cm" text:min-label-distance="0.318cm" fo:text-align="end"/>
        <style:text-properties style:font-name="Arial"/>
      </text:list-level-style-bullet>
      <text:list-level-style-bullet text:level="7" text:style-name="LLS_5f_17_5f_6" text:bullet-char="●">
        <style:list-level-properties text:space-before="8.255cm" text:min-label-width="0.635cm"/>
        <style:text-properties style:font-name="Arial"/>
      </text:list-level-style-bullet>
      <text:list-level-style-bullet text:level="8" text:style-name="LLS_5f_17_5f_7" text:bullet-char="○">
        <style:list-level-properties text:space-before="9.525cm" text:min-label-width="0.635cm"/>
        <style:text-properties style:font-name="Arial"/>
      </text:list-level-style-bullet>
      <text:list-level-style-bullet text:level="9" text:style-name="LLS_5f_1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LS_5f_18_5f_0" text:bullet-char="●">
        <style:list-level-properties text:space-before="0.635cm" text:min-label-width="0.635cm"/>
        <style:text-properties style:font-name="Arial"/>
      </text:list-level-style-bullet>
      <text:list-level-style-bullet text:level="2" text:style-name="LLS_5f_18_5f_1" text:bullet-char="○">
        <style:list-level-properties text:space-before="1.905cm" text:min-label-width="0.635cm"/>
        <style:text-properties style:font-name="Arial"/>
      </text:list-level-style-bullet>
      <text:list-level-style-bullet text:level="3" text:style-name="LLS_5f_18_5f_2" text:bullet-char="■">
        <style:list-level-properties text:min-label-width="3.81cm" text:min-label-distance="0.318cm" fo:text-align="end"/>
        <style:text-properties style:font-name="Arial"/>
      </text:list-level-style-bullet>
      <text:list-level-style-bullet text:level="4" text:style-name="LLS_5f_18_5f_3" text:bullet-char="●">
        <style:list-level-properties text:space-before="4.445cm" text:min-label-width="0.635cm"/>
        <style:text-properties style:font-name="Arial"/>
      </text:list-level-style-bullet>
      <text:list-level-style-bullet text:level="5" text:style-name="LLS_5f_18_5f_4" text:bullet-char="○">
        <style:list-level-properties text:space-before="5.715cm" text:min-label-width="0.635cm"/>
        <style:text-properties style:font-name="Arial"/>
      </text:list-level-style-bullet>
      <text:list-level-style-bullet text:level="6" text:style-name="LLS_5f_18_5f_5" text:bullet-char="■">
        <style:list-level-properties text:min-label-width="7.62cm" text:min-label-distance="0.318cm" fo:text-align="end"/>
        <style:text-properties style:font-name="Arial"/>
      </text:list-level-style-bullet>
      <text:list-level-style-bullet text:level="7" text:style-name="LLS_5f_18_5f_6" text:bullet-char="●">
        <style:list-level-properties text:space-before="8.255cm" text:min-label-width="0.635cm"/>
        <style:text-properties style:font-name="Arial"/>
      </text:list-level-style-bullet>
      <text:list-level-style-bullet text:level="8" text:style-name="LLS_5f_18_5f_7" text:bullet-char="○">
        <style:list-level-properties text:space-before="9.525cm" text:min-label-width="0.635cm"/>
        <style:text-properties style:font-name="Arial"/>
      </text:list-level-style-bullet>
      <text:list-level-style-bullet text:level="9" text:style-name="LLS_5f_18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LS_5f_19_5f_0" text:bullet-char="●">
        <style:list-level-properties text:space-before="0.635cm" text:min-label-width="0.635cm"/>
        <style:text-properties style:font-name="Arial"/>
      </text:list-level-style-bullet>
      <text:list-level-style-bullet text:level="2" text:style-name="LLS_5f_19_5f_1" text:bullet-char="○">
        <style:list-level-properties text:space-before="1.905cm" text:min-label-width="0.635cm"/>
        <style:text-properties style:font-name="Arial"/>
      </text:list-level-style-bullet>
      <text:list-level-style-bullet text:level="3" text:style-name="LLS_5f_19_5f_2" text:bullet-char="■">
        <style:list-level-properties text:min-label-width="3.81cm" text:min-label-distance="0.318cm" fo:text-align="end"/>
        <style:text-properties style:font-name="Arial"/>
      </text:list-level-style-bullet>
      <text:list-level-style-bullet text:level="4" text:style-name="LLS_5f_19_5f_3" text:bullet-char="●">
        <style:list-level-properties text:space-before="4.445cm" text:min-label-width="0.635cm"/>
        <style:text-properties style:font-name="Arial"/>
      </text:list-level-style-bullet>
      <text:list-level-style-bullet text:level="5" text:style-name="LLS_5f_19_5f_4" text:bullet-char="○">
        <style:list-level-properties text:space-before="5.715cm" text:min-label-width="0.635cm"/>
        <style:text-properties style:font-name="Arial"/>
      </text:list-level-style-bullet>
      <text:list-level-style-bullet text:level="6" text:style-name="LLS_5f_19_5f_5" text:bullet-char="■">
        <style:list-level-properties text:min-label-width="7.62cm" text:min-label-distance="0.318cm" fo:text-align="end"/>
        <style:text-properties style:font-name="Arial"/>
      </text:list-level-style-bullet>
      <text:list-level-style-bullet text:level="7" text:style-name="LLS_5f_19_5f_6" text:bullet-char="●">
        <style:list-level-properties text:space-before="8.255cm" text:min-label-width="0.635cm"/>
        <style:text-properties style:font-name="Arial"/>
      </text:list-level-style-bullet>
      <text:list-level-style-bullet text:level="8" text:style-name="LLS_5f_19_5f_7" text:bullet-char="○">
        <style:list-level-properties text:space-before="9.525cm" text:min-label-width="0.635cm"/>
        <style:text-properties style:font-name="Arial"/>
      </text:list-level-style-bullet>
      <text:list-level-style-bullet text:level="9" text:style-name="LLS_5f_19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LS_20_0" text:bullet-char="●">
        <style:list-level-properties text:space-before="0.635cm" text:min-label-width="0.635cm"/>
        <style:text-properties style:font-name="Arial"/>
      </text:list-level-style-bullet>
      <text:list-level-style-bullet text:level="2" text:style-name="LLS_20_1" text:bullet-char="○">
        <style:list-level-properties text:space-before="1.905cm" text:min-label-width="0.635cm"/>
        <style:text-properties style:font-name="Arial"/>
      </text:list-level-style-bullet>
      <text:list-level-style-bullet text:level="3" text:style-name="LLS_20_2" text:bullet-char="■">
        <style:list-level-properties text:min-label-width="3.81cm" text:min-label-distance="0.318cm" fo:text-align="end"/>
        <style:text-properties style:font-name="Arial"/>
      </text:list-level-style-bullet>
      <text:list-level-style-bullet text:level="4" text:style-name="LLS_20_3" text:bullet-char="●">
        <style:list-level-properties text:space-before="4.445cm" text:min-label-width="0.635cm"/>
        <style:text-properties style:font-name="Arial"/>
      </text:list-level-style-bullet>
      <text:list-level-style-bullet text:level="5" text:style-name="LLS_20_4" text:bullet-char="○">
        <style:list-level-properties text:space-before="5.715cm" text:min-label-width="0.635cm"/>
        <style:text-properties style:font-name="Arial"/>
      </text:list-level-style-bullet>
      <text:list-level-style-bullet text:level="6" text:style-name="LLS_20_5" text:bullet-char="■">
        <style:list-level-properties text:min-label-width="7.62cm" text:min-label-distance="0.318cm" fo:text-align="end"/>
        <style:text-properties style:font-name="Arial"/>
      </text:list-level-style-bullet>
      <text:list-level-style-bullet text:level="7" text:style-name="LLS_20_6" text:bullet-char="●">
        <style:list-level-properties text:space-before="8.255cm" text:min-label-width="0.635cm"/>
        <style:text-properties style:font-name="Arial"/>
      </text:list-level-style-bullet>
      <text:list-level-style-bullet text:level="8" text:style-name="LLS_20_7" text:bullet-char="○">
        <style:list-level-properties text:space-before="9.525cm" text:min-label-width="0.635cm"/>
        <style:text-properties style:font-name="Arial"/>
      </text:list-level-style-bullet>
      <text:list-level-style-bullet text:level="9" text:style-name="LLS_20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LS_5f_21_5f_0" text:bullet-char="●">
        <style:list-level-properties text:space-before="0.635cm" text:min-label-width="0.635cm"/>
        <style:text-properties style:font-name="Arial"/>
      </text:list-level-style-bullet>
      <text:list-level-style-bullet text:level="2" text:style-name="LLS_5f_21_5f_1" text:bullet-char="○">
        <style:list-level-properties text:space-before="1.905cm" text:min-label-width="0.635cm"/>
        <style:text-properties style:font-name="Arial"/>
      </text:list-level-style-bullet>
      <text:list-level-style-bullet text:level="3" text:style-name="LLS_5f_21_5f_2" text:bullet-char="■">
        <style:list-level-properties text:min-label-width="3.81cm" text:min-label-distance="0.318cm" fo:text-align="end"/>
        <style:text-properties style:font-name="Arial"/>
      </text:list-level-style-bullet>
      <text:list-level-style-bullet text:level="4" text:style-name="LLS_5f_21_5f_3" text:bullet-char="●">
        <style:list-level-properties text:space-before="4.445cm" text:min-label-width="0.635cm"/>
        <style:text-properties style:font-name="Arial"/>
      </text:list-level-style-bullet>
      <text:list-level-style-bullet text:level="5" text:style-name="LLS_5f_21_5f_4" text:bullet-char="○">
        <style:list-level-properties text:space-before="5.715cm" text:min-label-width="0.635cm"/>
        <style:text-properties style:font-name="Arial"/>
      </text:list-level-style-bullet>
      <text:list-level-style-bullet text:level="6" text:style-name="LLS_5f_21_5f_5" text:bullet-char="■">
        <style:list-level-properties text:min-label-width="7.62cm" text:min-label-distance="0.318cm" fo:text-align="end"/>
        <style:text-properties style:font-name="Arial"/>
      </text:list-level-style-bullet>
      <text:list-level-style-bullet text:level="7" text:style-name="LLS_5f_21_5f_6" text:bullet-char="●">
        <style:list-level-properties text:space-before="8.255cm" text:min-label-width="0.635cm"/>
        <style:text-properties style:font-name="Arial"/>
      </text:list-level-style-bullet>
      <text:list-level-style-bullet text:level="8" text:style-name="LLS_5f_21_5f_7" text:bullet-char="○">
        <style:list-level-properties text:space-before="9.525cm" text:min-label-width="0.635cm"/>
        <style:text-properties style:font-name="Arial"/>
      </text:list-level-style-bullet>
      <text:list-level-style-bullet text:level="9" text:style-name="LLS_5f_2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998cm" fo:margin-bottom="0.998cm" fo:margin-left="0.998cm" fo:margin-right="0.998cm" style:writing-mode="lr-tb" style:footnote-max-height="0cm">
        <style:footnote-sep style:width="0.018cm" style:distance-before-sep="0.101cm" style:distance-after-sep="0.101cm" style:adjustment="righ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
    <meta:initial-creator/>
    <dc:creator>Erel Segal</dc:creator>
    <meta:editing-cycles>94</meta:editing-cycles>
    <dc:date>2011-11-16T11:47:27</dc:date>
    <meta:editing-duration>PT02H33M29S</meta:editing-duration>
    <meta:document-statistic meta:table-count="0" meta:image-count="0" meta:object-count="0" meta:page-count="6" meta:paragraph-count="140" meta:word-count="4266" meta:character-count="19650"/>
  </office:meta>
</office:document-meta>
</file>